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9.28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175.65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33mm" fo:break-before="auto" style:use-optimal-row-height="false"/>
    </style:style>
    <style:style style:name="ro46" style:family="table-row">
      <style:table-row-properties style:row-height="5.19mm" fo:break-before="auto" style:use-optimal-row-height="true"/>
    </style:style>
    <style:style style:name="ro47" style:family="table-row">
      <style:table-row-properties style:row-height="9.35mm" fo:break-before="auto" style:use-optimal-row-height="true"/>
    </style:style>
    <style:style style:name="ro48" style:family="table-row">
      <style:table-row-properties style:row-height="49.88mm" fo:break-before="auto" style:use-optimal-row-height="true"/>
    </style:style>
    <style:style style:name="ro49" style:family="table-row">
      <style:table-row-properties style:row-height="12.93mm" fo:break-before="auto" style:use-optimal-row-height="false"/>
    </style:style>
    <style:style style:name="ro50" style:family="table-row">
      <style:table-row-properties style:row-height="10mm" fo:break-before="auto" style:use-optimal-row-height="false"/>
    </style:style>
    <style:style style:name="ro51" style:family="table-row">
      <style:table-row-properties style:row-height="36.16mm" fo:break-before="auto" style:use-optimal-row-height="false"/>
    </style:style>
    <style:style style:name="ro52" style:family="table-row">
      <style:table-row-properties style:row-height="48.33mm" fo:break-before="auto" style:use-optimal-row-height="true"/>
    </style:style>
    <style:style style:name="ro53" style:family="table-row">
      <style:table-row-properties style:row-height="73.78mm" fo:break-before="auto" style:use-optimal-row-height="true"/>
    </style:style>
    <style:style style:name="ro54" style:family="table-row">
      <style:table-row-properties style:row-height="113.81mm" fo:break-before="auto" style:use-optimal-row-height="true"/>
    </style:style>
    <style:style style:name="ro55" style:family="table-row">
      <style:table-row-properties style:row-height="7.5mm" fo:break-before="auto" style:use-optimal-row-height="false"/>
    </style:style>
    <style:style style:name="ro56" style:family="table-row">
      <style:table-row-properties style:row-height="109.8mm" fo:break-before="auto" style:use-optimal-row-height="false"/>
    </style:style>
    <style:style style:name="ro57" style:family="table-row">
      <style:table-row-properties style:row-height="13.23mm" fo:break-before="auto" style:use-optimal-row-height="false"/>
    </style:style>
    <style:style style:name="ro58" style:family="table-row">
      <style:table-row-properties style:row-height="7.18mm" fo:break-before="auto" style:use-optimal-row-height="false"/>
    </style:style>
    <style:style style:name="ro59" style:family="table-row">
      <style:table-row-properties style:row-height="6.95mm" fo:break-before="auto" style:use-optimal-row-height="false"/>
    </style:style>
    <style:style style:name="ro60" style:family="table-row">
      <style:table-row-properties style:row-height="6.03mm" fo:break-before="auto" style:use-optimal-row-height="false"/>
    </style:style>
    <style:style style:name="ro61" style:family="table-row">
      <style:table-row-properties style:row-height="6.72mm" fo:break-before="auto" style:use-optimal-row-height="false"/>
    </style:style>
    <style:style style:name="ro62" style:family="table-row">
      <style:table-row-properties style:row-height="11.91mm" fo:break-before="auto" style:use-optimal-row-height="true"/>
    </style:style>
    <style:style style:name="ro63" style:family="table-row">
      <style:table-row-properties style:row-height="131.41mm" fo:break-before="auto" style:use-optimal-row-height="false"/>
    </style:style>
    <style:style style:name="ro64" style:family="table-row">
      <style:table-row-properties style:row-height="19.74mm" fo:break-before="auto" style:use-optimal-row-height="true"/>
    </style:style>
    <style:style style:name="ro65" style:family="table-row">
      <style:table-row-properties style:row-height="14.55mm" fo:break-before="auto" style:use-optimal-row-height="false"/>
    </style:style>
    <style:style style:name="ro66" style:family="table-row">
      <style:table-row-properties style:row-height="16.32mm" fo:break-before="auto" style:use-optimal-row-height="false"/>
    </style:style>
    <style:style style:name="ro67" style:family="table-row">
      <style:table-row-properties style:row-height="14.23mm" fo:break-before="auto" style:use-optimal-row-height="true"/>
    </style:style>
    <style:style style:name="ro68" style:family="table-row">
      <style:table-row-properties style:row-height="5.52mm" fo:break-before="auto" style:use-optimal-row-height="true"/>
    </style:style>
    <style:style style:name="ro69" style:family="table-row">
      <style:table-row-properties style:row-height="29.21mm" fo:break-before="auto" style:use-optimal-row-height="true"/>
    </style:style>
    <style:style style:name="ro70" style:family="table-row">
      <style:table-row-properties style:row-height="14.46mm" fo:break-before="auto" style:use-optimal-row-height="false"/>
    </style:style>
    <style:style style:name="ro71" style:family="table-row">
      <style:table-row-properties style:row-height="48.84mm" fo:break-before="auto" style:use-optimal-row-height="false"/>
    </style:style>
    <style:style style:name="ro72" style:family="table-row">
      <style:table-row-properties style:row-height="95.62mm" fo:break-before="auto" style:use-optimal-row-height="true"/>
    </style:style>
    <style:style style:name="ro73" style:family="table-row">
      <style:table-row-properties style:row-height="88.34mm" fo:break-before="auto" style:use-optimal-row-height="true"/>
    </style:style>
    <style:style style:name="ro74" style:family="table-row">
      <style:table-row-properties style:row-height="22.86mm" fo:break-before="auto" style:use-optimal-row-height="true"/>
    </style:style>
    <style:style style:name="ro75" style:family="table-row">
      <style:table-row-properties style:row-height="45.21mm" fo:break-before="auto" style:use-optimal-row-height="false"/>
    </style:style>
    <style:style style:name="ro76" style:family="table-row">
      <style:table-row-properties style:row-height="117.44mm" fo:break-before="auto" style:use-optimal-row-height="true"/>
    </style:style>
    <style:style style:name="ro77" style:family="table-row">
      <style:table-row-properties style:row-height="230.47mm" fo:break-before="auto" style:use-optimal-row-height="true"/>
    </style:style>
    <style:style style:name="ro78" style:family="table-row">
      <style:table-row-properties style:row-height="15.54mm" fo:break-before="auto" style:use-optimal-row-height="false"/>
    </style:style>
    <style:style style:name="ro79" style:family="table-row">
      <style:table-row-properties style:row-height="16.07mm" fo:break-before="auto" style:use-optimal-row-height="false"/>
    </style:style>
    <style:style style:name="ro80" style:family="table-row">
      <style:table-row-properties style:row-height="64.73mm" fo:break-before="auto" style:use-optimal-row-height="false"/>
    </style:style>
    <style:style style:name="ro81" style:family="table-row">
      <style:table-row-properties style:row-height="70.15mm" fo:break-before="auto" style:use-optimal-row-height="true"/>
    </style:style>
    <style:style style:name="ro82" style:family="table-row">
      <style:table-row-properties style:row-height="33.78mm" fo:break-before="auto" style:use-optimal-row-height="true"/>
    </style:style>
    <style:style style:name="ro8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dddddd" style:text-align-source="fix" style:repeat-content="false" fo:wrap-option="wrap" fo:border="none" style:vertical-align="top"/>
      <style:paragraph-properties fo:text-align="start"/>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8"/>
        <table:table-column table:style-name="co8" table:default-cell-style-name="ce18"/>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2"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0"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0"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6"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6"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4">
            <text:p>セキュリティ</text:p>
          </table:table-cell>
          <table:table-cell table:style-name="ce2" office:value-type="string" calcext:value-type="string" table:number-columns-spanned="1" table:number-rows-spanned="4">
            <text:p>プラグインのサンドボックス内実行</text:p>
          </table:table-cell>
          <table:table-cell table:style-name="ce2" office:value-type="string" calcext:value-type="string" table:number-columns-spanned="1" table:number-rows-spanned="4">
            <text:p>-</text:p>
          </table:table-cell>
          <table:table-cell table:style-name="ce11"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11" office:value-type="string" calcext:value-type="string">
            <text:p>サンドボックス内実行を禁止する</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0);</text:p>
          </table:table-cell>
          <table:table-cell/>
          <table:table-cell table:style-name="ce2"/>
          <table:table-cell table:number-columns-repeated="1014"/>
        </table:table-row>
        <table:table-row table:style-name="ro26">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lockPref("dom.ipc.plugins.sandbox-level.default", 0);</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4" calcext:value-type="float">
            <text:p>4</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7]=&quot;&quot;;&quot;?&quot;;IF([.J107]=&quot;&quot;;&quot;新規&quot;;IF([.H107]=[.J107];&quot;&quot;;&quot;○&quot;)))">
            <text:p/>
          </table:table-cell>
          <table:table-cell table:style-name="ce2" office:value-type="string" calcext:value-type="string">
            <text:p>lockPref("dom.ipc.plugins.flash.disable-protected-mode", tru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9]=&quot;&quot;;&quot;?&quot;;IF([.J109]=&quot;&quot;;&quot;新規&quot;;IF([.H109]=[.J109];&quot;&quot;;&quot;○&quot;)))" office:value-type="string" office:string-value="○" calcext:value-type="string">
            <text:p>○</text:p>
          </table:table-cell>
          <table:table-cell table:style-name="ce18"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table:style-name="ce2" office:value-type="string" calcext:value-type="string">
            <text:p>-</text:p>
          </table:table-cell>
          <table:table-cell table:formula="of:=IF([.J110]=&quot;&quot;;&quot;?&quot;;IF([.L110]=&quot;&quot;;&quot;新規&quot;;IF([.J110]=[.L110];&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1]=&quot;&quot;;&quot;?&quot;;IF([.J111]=&quot;&quot;;&quot;新規&quot;;IF([.H111]=[.J111];&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2]=&quot;&quot;;&quot;?&quot;;IF([.J112]=&quot;&quot;;&quot;新規&quot;;IF([.H112]=[.J112];&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3]=&quot;&quot;;&quot;?&quot;;IF([.J113]=&quot;&quot;;&quot;新規&quot;;IF([.H113]=[.J113];&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3]=&quot;&quot;;&quot;?&quot;;IF([.L113]=&quot;&quot;;&quot;新規&quot;;IF([.J113]=[.L113];&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5]=&quot;&quot;;&quot;?&quot;;IF([.J115]=&quot;&quot;;&quot;新規&quot;;IF([.H115]=[.J115];&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5]=&quot;&quot;;&quot;?&quot;;IF([.L115]=&quot;&quot;;&quot;新規&quot;;IF([.J115]=[.L115];&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6]=&quot;&quot;;&quot;?&quot;;IF([.J116]=&quot;&quot;;&quot;新規&quot;;IF([.H116]=[.J116];&quot;&quot;;&quot;○&quot;)))">
            <text:p/>
          </table:table-cell>
          <table:table-cell table:style-name="ce2" office:value-type="string" calcext:value-type="string">
            <text:p>-</text:p>
          </table:table-cell>
          <table:table-cell table:formula="of:=IF([.J116]=&quot;&quot;;&quot;?&quot;;IF([.L116]=&quot;&quot;;&quot;新規&quot;;IF([.J116]=[.L11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7]=&quot;&quot;;&quot;?&quot;;IF([.J117]=&quot;&quot;;&quot;新規&quot;;IF([.H117]=[.J117];&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7]=&quot;&quot;;&quot;?&quot;;IF([.L117]=&quot;&quot;;&quot;新規&quot;;IF([.J117]=[.L117];&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8]=&quot;&quot;;&quot;?&quot;;IF([.J118]=&quot;&quot;;&quot;新規&quot;;IF([.H118]=[.J118];&quot;&quot;;&quot;○&quot;)))">
            <text:p/>
          </table:table-cell>
          <table:table-cell table:style-name="ce3" office:value-type="string" calcext:value-type="string">
            <text:p>Firefox 31の時点で廃止</text:p>
          </table:table-cell>
          <table:table-cell table:formula="of:=IF([.J118]=&quot;&quot;;&quot;?&quot;;IF([.L118]=&quot;&quot;;&quot;新規&quot;;IF([.J118]=[.L118];&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20]=&quot;&quot;;&quot;?&quot;;IF([.J120]=&quot;&quot;;&quot;新規&quot;;IF([.H120]=[.J120];&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2]=&quot;&quot;;&quot;?&quot;;IF([.J122]=&quot;&quot;;&quot;新規&quot;;IF([.H122]=[.J122];&quot;&quot;;&quot;○&quot;)))" office:value-type="string" office:string-value="○" calcext:value-type="string">
            <text:p>○</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4]=&quot;&quot;;&quot;?&quot;;IF([.J124]=&quot;&quot;;&quot;新規&quot;;IF([.H124]=[.J124];&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4]=&quot;&quot;;&quot;?&quot;;IF([.L124]=&quot;&quot;;&quot;新規&quot;;IF([.J124]=[.L124];&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5]=&quot;&quot;;&quot;?&quot;;IF([.J125]=&quot;&quot;;&quot;新規&quot;;IF([.H125]=[.J125];&quot;&quot;;&quot;○&quot;)))">
            <text:p/>
          </table:table-cell>
          <table:table-cell table:style-name="ce1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5]=&quot;&quot;;&quot;?&quot;;IF([.L125]=&quot;&quot;;&quot;新規&quot;;IF([.J125]=[.L125];&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6]=&quot;&quot;;&quot;?&quot;;IF([.J126]=&quot;&quot;;&quot;新規&quot;;IF([.H126]=[.J126];&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6]=&quot;&quot;;&quot;?&quot;;IF([.L126]=&quot;&quot;;&quot;新規&quot;;IF([.J126]=[.L126];&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7]=&quot;&quot;;&quot;?&quot;;IF([.J127]=&quot;&quot;;&quot;新規&quot;;IF([.H127]=[.J127];&quot;&quot;;&quot;○&quot;)))">
            <text:p/>
          </table:table-cell>
          <table:table-cell table:style-name="ce2" office:value-type="string" calcext:value-type="string">
            <text:p>lockPref("network.prefetch-next", true);</text:p>
          </table:table-cell>
          <table:table-cell table:formula="of:=IF([.J127]=&quot;&quot;;&quot;?&quot;;IF([.L127]=&quot;&quot;;&quot;新規&quot;;IF([.J127]=[.L127];&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8]=&quot;&quot;;&quot;?&quot;;IF([.J128]=&quot;&quot;;&quot;新規&quot;;IF([.H128]=[.J128];&quot;&quot;;&quot;○&quot;)))">
            <text:p/>
          </table:table-cell>
          <table:table-cell table:style-name="ce2" office:value-type="string" calcext:value-type="string">
            <text:p>lockPref("network.prefetch-next", false);</text:p>
          </table:table-cell>
          <table:table-cell table:formula="of:=IF([.J128]=&quot;&quot;;&quot;?&quot;;IF([.L128]=&quot;&quot;;&quot;新規&quot;;IF([.J128]=[.L128];&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9]=&quot;&quot;;&quot;?&quot;;IF([.J129]=&quot;&quot;;&quot;新規&quot;;IF([.H129]=[.J129];&quot;&quot;;&quot;○&quot;)))">
            <text:p/>
          </table:table-cell>
          <table:table-cell table:style-name="ce2" office:value-type="string" calcext:value-type="string">
            <text:p>-</text:p>
          </table:table-cell>
          <table:table-cell table:formula="of:=IF([.J129]=&quot;&quot;;&quot;?&quot;;IF([.L129]=&quot;&quot;;&quot;新規&quot;;IF([.J129]=[.L129];&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30]=&quot;&quot;;&quot;?&quot;;IF([.J130]=&quot;&quot;;&quot;新規&quot;;IF([.H130]=[.J130];&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30]=&quot;&quot;;&quot;?&quot;;IF([.L130]=&quot;&quot;;&quot;新規&quot;;IF([.J130]=[.L130];&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1]=&quot;&quot;;&quot;?&quot;;IF([.J131]=&quot;&quot;;&quot;新規&quot;;IF([.H131]=[.J131];&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1]=&quot;&quot;;&quot;?&quot;;IF([.L131]=&quot;&quot;;&quot;新規&quot;;IF([.J131]=[.L131];&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2]=&quot;&quot;;&quot;?&quot;;IF([.J132]=&quot;&quot;;&quot;新規&quot;;IF([.H132]=[.J132];&quot;&quot;;&quot;○&quot;)))">
            <text:p/>
          </table:table-cell>
          <table:table-cell table:style-name="ce2" office:value-type="string" calcext:value-type="string">
            <text:p>-</text:p>
          </table:table-cell>
          <table:table-cell table:formula="of:=IF([.J132]=&quot;&quot;;&quot;?&quot;;IF([.L132]=&quot;&quot;;&quot;新規&quot;;IF([.J132]=[.L132];&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4]=&quot;&quot;;&quot;?&quot;;IF([.J134]=&quot;&quot;;&quot;新規&quot;;IF([.H134]=[.J134];&quot;&quot;;&quot;○&quot;)))">
            <text:p/>
          </table:table-cell>
          <table:table-cell table:style-name="ce1" office:value-type="string" calcext:value-type="string">
            <text:p>lockPref("network.cookie.cookieBehavior", 0);</text:p>
            <text:p>lockPref("network.cookie.lifetimePolicy", 0);</text:p>
          </table:table-cell>
          <table:table-cell table:formula="of:=IF([.J134]=&quot;&quot;;&quot;?&quot;;IF([.L134]=&quot;&quot;;&quot;新規&quot;;IF([.J134]=[.L134];&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5]=&quot;&quot;;&quot;?&quot;;IF([.J135]=&quot;&quot;;&quot;新規&quot;;IF([.H135]=[.J135];&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5]=&quot;&quot;;&quot;?&quot;;IF([.L135]=&quot;&quot;;&quot;新規&quot;;IF([.J135]=[.L135];&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6]=&quot;&quot;;&quot;?&quot;;IF([.J136]=&quot;&quot;;&quot;新規&quot;;IF([.H136]=[.J136];&quot;&quot;;&quot;○&quot;)))" office:value-type="string" office:string-value="○" calcext:value-type="string">
            <text:p>○</text:p>
          </table:table-cell>
          <table:table-cell table:style-name="ce1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6]=&quot;&quot;;&quot;?&quot;;IF([.L136]=&quot;&quot;;&quot;新規&quot;;IF([.J136]=[.L13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7]=&quot;&quot;;&quot;?&quot;;IF([.J137]=&quot;&quot;;&quot;新規&quot;;IF([.H137]=[.J137];&quot;&quot;;&quot;○&quot;)))">
            <text:p/>
          </table:table-cell>
          <table:table-cell table:style-name="ce1" office:value-type="string" calcext:value-type="string">
            <text:p>lockPref("network.cookie.cookieBehavior", 0);</text:p>
            <text:p>lockPref("network.cookie.lifetimePolicy", 2);</text:p>
          </table:table-cell>
          <table:table-cell table:formula="of:=IF([.J137]=&quot;&quot;;&quot;?&quot;;IF([.L137]=&quot;&quot;;&quot;新規&quot;;IF([.J137]=[.L137];&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8]=&quot;&quot;;&quot;?&quot;;IF([.J138]=&quot;&quot;;&quot;新規&quot;;IF([.H138]=[.J138];&quot;&quot;;&quot;○&quot;)))">
            <text:p/>
          </table:table-cell>
          <table:table-cell table:style-name="ce1" office:value-type="string" calcext:value-type="string">
            <text:p>lockPref("network.cookie.cookieBehavior", 2);</text:p>
            <text:p>lockPref("network.cookie.lifetimePolicy", 0);</text:p>
          </table:table-cell>
          <table:table-cell table:formula="of:=IF([.J138]=&quot;&quot;;&quot;?&quot;;IF([.L138]=&quot;&quot;;&quot;新規&quot;;IF([.J138]=[.L13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table:style-name="ce2" office:value-type="string" calcext:value-type="string">
            <text:p>-</text:p>
          </table:table-cell>
          <table:table-cell table:formula="of:=IF([.J139]=&quot;&quot;;&quot;?&quot;;IF([.L139]=&quot;&quot;;&quot;新規&quot;;IF([.J139]=[.L139];&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40]=&quot;&quot;;&quot;?&quot;;IF([.J140]=&quot;&quot;;&quot;新規&quot;;IF([.H140]=[.J140];&quot;&quot;;&quot;○&quot;)))">
            <text:p/>
          </table:table-cell>
          <table:table-cell table:style-name="ce2" office:value-type="string" calcext:value-type="string">
            <text:p>lockPref("dom.storage.enabled", false);</text:p>
          </table:table-cell>
          <table:table-cell table:formula="of:=IF([.J140]=&quot;&quot;;&quot;?&quot;;IF([.L140]=&quot;&quot;;&quot;新規&quot;;IF([.J140]=[.L14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1]=&quot;&quot;;&quot;?&quot;;IF([.J141]=&quot;&quot;;&quot;新規&quot;;IF([.H141]=[.J141];&quot;&quot;;&quot;○&quot;)))">
            <text:p/>
          </table:table-cell>
          <table:table-cell table:style-name="ce1" office:value-type="string" calcext:value-type="string">
            <text:p>lockPref("dom.indexedDB.enabled", true);</text:p>
          </table:table-cell>
          <table:table-cell table:formula="of:=IF([.J141]=&quot;&quot;;&quot;?&quot;;IF([.L141]=&quot;&quot;;&quot;新規&quot;;IF([.J141]=[.L14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3]=&quot;&quot;;&quot;?&quot;;IF([.J143]=&quot;&quot;;&quot;新規&quot;;IF([.H143]=[.J143];&quot;&quot;;&quot;○&quot;)))">
            <text:p/>
          </table:table-cell>
          <table:table-cell table:style-name="ce3" office:value-type="string" calcext:value-type="string">
            <text:p>Firefox 43以降ではCookieの保存ポリシーに連動</text:p>
          </table:table-cell>
          <table:table-cell table:formula="of:=IF([.J143]=&quot;&quot;;&quot;?&quot;;IF([.L143]=&quot;&quot;;&quot;新規&quot;;IF([.J143]=[.L143];&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4]=&quot;&quot;;&quot;?&quot;;IF([.J144]=&quot;&quot;;&quot;新規&quot;;IF([.H144]=[.J144];&quot;&quot;;&quot;○&quot;)))">
            <text:p/>
          </table:table-cell>
          <table:table-cell table:style-name="ce1" office:value-type="string" calcext:value-type="string">
            <text:p>lockPref("dom.indexedDB.enabled", false);</text:p>
          </table:table-cell>
          <table:table-cell table:formula="of:=IF([.J144]=&quot;&quot;;&quot;?&quot;;IF([.L144]=&quot;&quot;;&quot;新規&quot;;IF([.J144]=[.L144];&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table:style-name="ce2" office:value-type="string" calcext:value-type="string">
            <text:p>-</text:p>
          </table:table-cell>
          <table:table-cell table:formula="of:=IF([.J145]=&quot;&quot;;&quot;?&quot;;IF([.L145]=&quot;&quot;;&quot;新規&quot;;IF([.J145]=[.L145];&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6]=&quot;&quot;;&quot;?&quot;;IF([.J146]=&quot;&quot;;&quot;新規&quot;;IF([.H146]=[.J146];&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6]=&quot;&quot;;&quot;?&quot;;IF([.L146]=&quot;&quot;;&quot;新規&quot;;IF([.J146]=[.L146];&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7]=&quot;&quot;;&quot;?&quot;;IF([.J147]=&quot;&quot;;&quot;新規&quot;;IF([.H147]=[.J147];&quot;&quot;;&quot;○&quot;)))">
            <text:p/>
          </table:table-cell>
          <table:table-cell table:style-name="ce1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7]=&quot;&quot;;&quot;?&quot;;IF([.L147]=&quot;&quot;;&quot;新規&quot;;IF([.J147]=[.L14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8]=&quot;&quot;;&quot;?&quot;;IF([.J148]=&quot;&quot;;&quot;新規&quot;;IF([.H148]=[.J148];&quot;&quot;;&quot;○&quot;)))">
            <text:p/>
          </table:table-cell>
          <table:table-cell table:style-name="ce2" office:value-type="string" calcext:value-type="string">
            <text:p>lockPref("geo.enabled", false);</text:p>
          </table:table-cell>
          <table:table-cell table:formula="of:=IF([.J148]=&quot;&quot;;&quot;?&quot;;IF([.L148]=&quot;&quot;;&quot;新規&quot;;IF([.J148]=[.L14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9]=&quot;&quot;;&quot;?&quot;;IF([.J149]=&quot;&quot;;&quot;新規&quot;;IF([.H149]=[.J149];&quot;&quot;;&quot;○&quot;)))">
            <text:p/>
          </table:table-cell>
          <table:table-cell table:style-name="ce1" office:value-type="string" calcext:value-type="string">
            <text:p>-</text:p>
          </table:table-cell>
          <table:table-cell table:formula="of:=IF([.J149]=&quot;&quot;;&quot;?&quot;;IF([.L149]=&quot;&quot;;&quot;新規&quot;;IF([.J149]=[.L14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50]=&quot;&quot;;&quot;?&quot;;IF([.J150]=&quot;&quot;;&quot;新規&quot;;IF([.H150]=[.J150];&quot;&quot;;&quot;○&quot;)))">
            <text:p/>
          </table:table-cell>
          <table:table-cell table:style-name="ce1" office:value-type="string" calcext:value-type="string">
            <text:p>lockPref("browser.search.geoip.url", "");</text:p>
          </table:table-cell>
          <table:table-cell table:formula="of:=IF([.J150]=&quot;&quot;;&quot;?&quot;;IF([.L150]=&quot;&quot;;&quot;新規&quot;;IF([.J150]=[.L150];&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1]=&quot;&quot;;&quot;?&quot;;IF([.J151]=&quot;&quot;;&quot;新規&quot;;IF([.H151]=[.J151];&quot;&quot;;&quot;○&quot;)))">
            <text:p/>
          </table:table-cell>
          <table:table-cell table:style-name="ce2" office:value-type="string" calcext:value-type="string">
            <text:p>lockPref("network.dns.disablePrefetch", false);</text:p>
          </table:table-cell>
          <table:table-cell table:formula="of:=IF([.J151]=&quot;&quot;;&quot;?&quot;;IF([.L151]=&quot;&quot;;&quot;新規&quot;;IF([.J151]=[.L15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2]=&quot;&quot;;&quot;?&quot;;IF([.J152]=&quot;&quot;;&quot;新規&quot;;IF([.H152]=[.J152];&quot;&quot;;&quot;○&quot;)))">
            <text:p/>
          </table:table-cell>
          <table:table-cell table:style-name="ce2" office:value-type="string" calcext:value-type="string">
            <text:p>lockPref("network.dns.disablePrefetch", true);</text:p>
            <text:p>lockPref("network.dns.disablePrefetchFromHTTPS", true);</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3]=&quot;&quot;;&quot;?&quot;;IF([.J153]=&quot;&quot;;&quot;新規&quot;;IF([.H153]=[.J153];&quot;&quot;;&quot;○&quot;)))">
            <text:p/>
          </table:table-cell>
          <table:table-cell table:style-name="ce2" office:value-type="string" calcext:value-type="string">
            <text:p>lockPref("browser.search.suggest.enabled", true);</text:p>
          </table:table-cell>
          <table:table-cell table:formula="of:=IF([.J153]=&quot;&quot;;&quot;?&quot;;IF([.L153]=&quot;&quot;;&quot;新規&quot;;IF([.J153]=[.L15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table:style-name="ce2"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6]=&quot;&quot;;&quot;?&quot;;IF([.J156]=&quot;&quot;;&quot;新規&quot;;IF([.H156]=[.J156];&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table:style-name="ce1" office:value-type="string" calcext:value-type="string">
            <text:p>-</text:p>
          </table:table-cell>
          <table:table-cell table:formula="of:=IF([.J157]=&quot;&quot;;&quot;?&quot;;IF([.L157]=&quot;&quot;;&quot;新規&quot;;IF([.J157]=[.L15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8]=&quot;&quot;;&quot;?&quot;;IF([.J158]=&quot;&quot;;&quot;新規&quot;;IF([.H158]=[.J158];&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8]=&quot;&quot;;&quot;?&quot;;IF([.L158]=&quot;&quot;;&quot;新規&quot;;IF([.J158]=[.L15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9]=&quot;&quot;;&quot;?&quot;;IF([.L159]=&quot;&quot;;&quot;新規&quot;;IF([.J159]=[.L15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60]=&quot;&quot;;&quot;?&quot;;IF([.L160]=&quot;&quot;;&quot;新規&quot;;IF([.J160]=[.L16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2]=&quot;&quot;;&quot;?&quot;;IF([.L162]=&quot;&quot;;&quot;新規&quot;;IF([.J162]=[.L16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4]=&quot;&quot;;&quot;?&quot;;IF([.L164]=&quot;&quot;;&quot;新規&quot;;IF([.J164]=[.L16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5]=&quot;&quot;;&quot;?&quot;;IF([.J165]=&quot;&quot;;&quot;新規&quot;;IF([.H165]=[.J165];&quot;&quot;;&quot;○&quot;)))">
            <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6]=&quot;&quot;;&quot;?&quot;;IF([.J166]=&quot;&quot;;&quot;新規&quot;;IF([.H166]=[.J166];&quot;&quot;;&quot;○&quot;)))" office:value-type="string" office:string-value="○" calcext:value-type="string">
            <text:p>○</text:p>
          </table:table-cell>
          <table:table-cell table:style-name="ce2" office:value-type="string" calcext:value-type="string">
            <text:p>-</text:p>
          </table:table-cell>
          <table:table-cell table:formula="of:=IF([.J166]=&quot;&quot;;&quot;?&quot;;IF([.L166]=&quot;&quot;;&quot;新規&quot;;IF([.J166]=[.L16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7]=&quot;&quot;;&quot;?&quot;;IF([.J167]=&quot;&quot;;&quot;新規&quot;;IF([.H167]=[.J167];&quot;&quot;;&quot;○&quot;)))">
            <text:p/>
          </table:table-cell>
          <table:table-cell table:style-name="ce4" office:value-type="string" calcext:value-type="string">
            <text:p>-</text:p>
          </table:table-cell>
          <table:table-cell table:formula="of:=IF([.J167]=&quot;&quot;;&quot;?&quot;;IF([.L167]=&quot;&quot;;&quot;新規&quot;;IF([.J167]=[.L16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8]=&quot;&quot;;&quot;?&quot;;IF([.J168]=&quot;&quot;;&quot;新規&quot;;IF([.H168]=[.J168];&quot;&quot;;&quot;○&quot;)))">
            <text:p/>
          </table:table-cell>
          <table:table-cell table:style-name="ce21" office:value-type="string" calcext:value-type="string">
            <text:p>Security-11に統合</text:p>
          </table:table-cell>
          <table:table-cell table:formula="of:=IF([.J168]=&quot;&quot;;&quot;?&quot;;IF([.L168]=&quot;&quot;;&quot;新規&quot;;IF([.J168]=[.L168];&quot;&quot;;&quot;○&quot;)))" office:value-type="string" office:string-value="○" calcext:value-type="string">
            <text:p>○</text:p>
          </table:table-cell>
          <table:table-cell table:style-name="ce1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70]=&quot;&quot;;&quot;?&quot;;IF([.J170]=&quot;&quot;;&quot;新規&quot;;IF([.H170]=[.J170];&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2" office:value-type="string" calcext:value-type="string">
            <text:p>lockPref("loop.enabled",true);</text:p>
          </table:table-cell>
          <table:table-cell table:formula="of:=IF([.J171]=&quot;&quot;;&quot;?&quot;;IF([.L171]=&quot;&quot;;&quot;新規&quot;;IF([.J171]=[.L17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2]=&quot;&quot;;&quot;?&quot;;IF([.J172]=&quot;&quot;;&quot;新規&quot;;IF([.H172]=[.J172];&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2]=&quot;&quot;;&quot;?&quot;;IF([.L172]=&quot;&quot;;&quot;新規&quot;;IF([.J172]=[.L17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4]=&quot;&quot;;&quot;?&quot;;IF([.J174]=&quot;&quot;;&quot;新規&quot;;IF([.H174]=[.J174];&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4]=&quot;&quot;;&quot;?&quot;;IF([.L174]=&quot;&quot;;&quot;新規&quot;;IF([.J174]=[.L17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6]=&quot;&quot;;&quot;?&quot;;IF([.J176]=&quot;&quot;;&quot;新規&quot;;IF([.H176]=[.J176];&quot;&quot;;&quot;○&quot;)))" office:value-type="string" office:string-value="○" calcext:value-type="string">
            <text:p>○</text:p>
          </table:table-cell>
          <table:table-cell table:style-name="ce1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5">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8]=&quot;&quot;;&quot;?&quot;;IF([.J178]=&quot;&quot;;&quot;新規&quot;;IF([.H178]=[.J178];&quot;&quot;;&quot;○&quot;)))" office:value-type="string" office:string-value="○" calcext:value-type="string">
            <text:p>○</text:p>
          </table:table-cell>
          <table:table-cell table:style-name="ce18"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8]=&quot;&quot;;&quot;?&quot;;IF([.L178]=&quot;&quot;;&quot;新規&quot;;IF([.J178]=[.L17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80]=&quot;&quot;;&quot;?&quot;;IF([.J180]=&quot;&quot;;&quot;新規&quot;;IF([.H180]=[.J180];&quot;&quot;;&quot;○&quot;)))">
            <text:p/>
          </table:table-cell>
          <table:table-cell table:style-name="ce1"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1]=&quot;&quot;;&quot;?&quot;;IF([.J181]=&quot;&quot;;&quot;新規&quot;;IF([.H181]=[.J181];&quot;&quot;;&quot;○&quot;)))">
            <text:p/>
          </table:table-cell>
          <table:table-cell table:style-name="ce1" office:value-type="string" calcext:value-type="string">
            <text:p>lockPref("browser.cache.disk.smart_size.enabled", true);</text:p>
          </table:table-cell>
          <table:table-cell table:formula="of:=IF([.J181]=&quot;&quot;;&quot;?&quot;;IF([.L181]=&quot;&quot;;&quot;新規&quot;;IF([.J181]=[.L181];&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2]=&quot;&quot;;&quot;?&quot;;IF([.J182]=&quot;&quot;;&quot;新規&quot;;IF([.H182]=[.J182];&quot;&quot;;&quot;○&quot;)))">
            <text:p/>
          </table:table-cell>
          <table:table-cell table:style-name="ce1" office:value-type="string" calcext:value-type="string">
            <text:p>lockPref("browser.cache.disk.smart_size.enabled", false);</text:p>
            <text:p>lockPref("browser.cache.disk.capacity", サイズ（KB）);</text:p>
          </table:table-cell>
          <table:table-cell table:formula="of:=IF([.J182]=&quot;&quot;;&quot;?&quot;;IF([.L182]=&quot;&quot;;&quot;新規&quot;;IF([.J182]=[.L182];&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6" office:value-type="string" calcext:value-type="string">
            <text:p>-</text:p>
          </table:table-cell>
          <table:table-cell table:formula="of:=IF([.H183]=&quot;&quot;;&quot;?&quot;;IF([.J183]=&quot;&quot;;&quot;新規&quot;;IF([.H183]=[.J183];&quot;&quot;;&quot;○&quot;)))">
            <text:p/>
          </table:table-cell>
          <table:table-cell table:style-name="ce16" office:value-type="string" calcext:value-type="string">
            <text:p>-</text:p>
          </table:table-cell>
          <table:table-cell table:formula="of:=IF([.J183]=&quot;&quot;;&quot;?&quot;;IF([.L183]=&quot;&quot;;&quot;新規&quot;;IF([.J183]=[.L183];&quot;&quot;;&quot;○&quot;)))">
            <text:p/>
          </table:table-cell>
          <table:table-cell table:number-columns-repeated="2" office:value-type="string" calcext:value-type="string">
            <text:p>-</text:p>
          </table:table-cell>
          <table:table-cell table:number-columns-repeated="1011"/>
        </table:table-row>
        <table:table-row table:style-name="ro47">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selfsupport.enabled", false);</text:p>
            <text:p><text:span text:style-name="T9">lockPref("browser.selfsupport.url", "");</text:span></text:p>
          </table:table-cell>
          <table:table-cell table:formula="of:=IF([.H184]=&quot;&quot;;&quot;?&quot;;IF([.J184]=&quot;&quot;;&quot;新規&quot;;IF([.H184]=[.J184];&quot;&quot;;&quot;○&quot;)))" office:value-type="string" office:string-value="○" calcext:value-type="string">
            <text:p>○</text:p>
          </table:table-cell>
          <table:table-cell table:style-name="ce16" office:value-type="string" calcext:value-type="string">
            <text:p>lockPref("browser.selfsupport.url", "");</text:p>
          </table:table-cell>
          <table:table-cell table:formula="of:=IF([.J184]=&quot;&quot;;&quot;?&quot;;IF([.L184]=&quot;&quot;;&quot;新規&quot;;IF([.J184]=[.L184];&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5]=&quot;&quot;;&quot;?&quot;;IF([.J185]=&quot;&quot;;&quot;新規&quot;;IF([.H185]=[.J185];&quot;&quot;;&quot;○&quot;)))">
            <text:p/>
          </table:table-cell>
          <table:table-cell table:style-name="ce1" office:value-type="string" calcext:value-type="string">
            <text:p>defaultPref("network.http.speculative-parallel-limit", 6);</text:p>
          </table:table-cell>
          <table:table-cell table:formula="of:=IF([.J185]=&quot;&quot;;&quot;?&quot;;IF([.L185]=&quot;&quot;;&quot;新規&quot;;IF([.J185]=[.L185];&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6]=&quot;&quot;;&quot;?&quot;;IF([.J186]=&quot;&quot;;&quot;新規&quot;;IF([.H186]=[.J186];&quot;&quot;;&quot;○&quot;)))">
            <text:p/>
          </table:table-cell>
          <table:table-cell table:style-name="ce1" office:value-type="string" calcext:value-type="string">
            <text:p>lockPref("network.http.speculative-parallel-limit", 0);</text:p>
          </table:table-cell>
          <table:table-cell table:formula="of:=IF([.J186]=&quot;&quot;;&quot;?&quot;;IF([.L186]=&quot;&quot;;&quot;新規&quot;;IF([.J186]=[.L186];&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6" office:value-type="string" calcext:value-type="string">
            <text:p>-</text:p>
          </table:table-cell>
          <table:table-cell table:formula="of:=IF([.H187]=&quot;&quot;;&quot;?&quot;;IF([.J187]=&quot;&quot;;&quot;新規&quot;;IF([.H187]=[.J187];&quot;&quot;;&quot;○&quot;)))">
            <text:p/>
          </table:table-cell>
          <table:table-cell table:style-name="ce16" office:value-type="string" calcext:value-type="string">
            <text:p>-</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6" office:value-type="string" calcext:value-type="string">
            <text:p>lockPref("privacy.trackingprotection.enabled", true);</text:p>
            <text:p>lockPref("privacy.trackingprotection.pbmode.enabled", true);</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9]=&quot;&quot;;&quot;?&quot;;IF([.J189]=&quot;&quot;;&quot;新規&quot;;IF([.H189]=[.J189];&quot;&quot;;&quot;○&quot;)))" office:value-type="string" office:string-value="○" calcext:value-type="string">
            <text:p>○</text:p>
          </table:table-cell>
          <table:table-cell table:style-name="ce17"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6" office:value-type="string" calcext:value-type="string">
            <text:p>lockPref("browser.sessionstore.privacy_level", 0);</text:p>
          </table:table-cell>
          <table:table-cell table:formula="of:=IF([.H190]=&quot;&quot;;&quot;?&quot;;IF([.J190]=&quot;&quot;;&quot;新規&quot;;IF([.H190]=[.J190];&quot;&quot;;&quot;○&quot;)))">
            <text:p/>
          </table:table-cell>
          <table:table-cell table:style-name="ce16" office:value-type="string" calcext:value-type="string">
            <text:p>lockPref("browser.sessionstore.privacy_level", 0);</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1]=&quot;&quot;;&quot;?&quot;;IF([.J191]=&quot;&quot;;&quot;新規&quot;;IF([.H191]=[.J191];&quot;&quot;;&quot;○&quot;)))">
            <text:p/>
          </table:table-cell>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6" office:value-type="string" calcext:value-type="string">
            <text:p>defaultPref("urlclassifier.trackingTable", "test-track-simple,mozstd-track-digest256");</text:p>
          </table:table-cell>
          <table:table-cell table:formula="of:=IF([.H192]=&quot;&quot;;&quot;?&quot;;IF([.J192]=&quot;&quot;;&quot;新規&quot;;IF([.H192]=[.J192];&quot;&quot;;&quot;○&quot;)))">
            <text:p/>
          </table:table-cell>
          <table:table-cell table:style-name="ce16" office:value-type="string" calcext:value-type="string">
            <text:p>defaultPref("urlclassifier.trackingTable", "test-track-simple,mozstd-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6" office:value-type="string" calcext:value-type="string">
            <text:p>defaultPref("urlclassifier.trackingTable", "test-track-simple,mozfull-track-digest256");</text:p>
          </table:table-cell>
          <table:table-cell table:formula="of:=IF([.H193]=&quot;&quot;;&quot;?&quot;;IF([.J193]=&quot;&quot;;&quot;新規&quot;;IF([.H193]=[.J193];&quot;&quot;;&quot;○&quot;)))">
            <text:p/>
          </table:table-cell>
          <table:table-cell table:style-name="ce16" office:value-type="string" calcext:value-type="string">
            <text:p>defaultPref("urlclassifier.trackingTable", "test-track-simple,mozfull-track-digest256");</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H194]=&quot;&quot;;&quot;?&quot;;IF([.J194]=&quot;&quot;;&quot;新規&quot;;IF([.H194]=[.J194];&quot;&quot;;&quot;○&quot;)))">
            <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H195]=&quot;&quot;;&quot;?&quot;;IF([.J195]=&quot;&quot;;&quot;新規&quot;;IF([.H195]=[.J195];&quot;&quot;;&quot;○&quot;)))">
            <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6]=&quot;&quot;;&quot;?&quot;;IF([.J196]=&quot;&quot;;&quot;新規&quot;;IF([.H196]=[.J196];&quot;&quot;;&quot;○&quot;)))">
            <text:p/>
          </table:table-cell>
          <table:table-cell table:style-name="ce16"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cache.disk_cache_ssl", false)</text:p>
          </table:table-cell>
          <table:table-cell table:formula="of:=IF([.H197]=&quot;&quot;;&quot;?&quot;;IF([.J197]=&quot;&quot;;&quot;新規&quot;;IF([.H197]=[.J197];&quot;&quot;;&quot;○&quot;)))">
            <text:p/>
          </table:table-cell>
          <table:table-cell table:style-name="ce16" office:value-type="string" calcext:value-type="string">
            <text:p>lockPref("browser.cache.disk_cache_ssl",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6" office:value-type="string" calcext:value-type="string">
            <text:p>-</text:p>
          </table:table-cell>
          <table:table-cell table:formula="of:=IF([.H198]=&quot;&quot;;&quot;?&quot;;IF([.J198]=&quot;&quot;;&quot;新規&quot;;IF([.H198]=[.J198];&quot;&quot;;&quot;○&quot;)))">
            <text:p/>
          </table:table-cell>
          <table:table-cell table:style-name="ce16"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6" office:value-type="string" calcext:value-type="string">
            <text:p>lockPref("network.predictor.enabled", false);</text:p>
          </table:table-cell>
          <table:table-cell table:formula="of:=IF([.H199]=&quot;&quot;;&quot;?&quot;;IF([.J199]=&quot;&quot;;&quot;新規&quot;;IF([.H199]=[.J199];&quot;&quot;;&quot;○&quot;)))">
            <text:p/>
          </table:table-cell>
          <table:table-cell table:style-name="ce16" office:value-type="string" calcext:value-type="string">
            <text:p>lockPref("network.predictor.enabled", false);</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200]=&quot;&quot;;&quot;?&quot;;IF([.J200]=&quot;&quot;;&quot;新規&quot;;IF([.H200]=[.J200];&quot;&quot;;&quot;○&quot;)))">
            <text:p/>
          </table:table-cell>
          <table:table-cell table:style-name="ce16" office:value-type="string" calcext:value-type="string">
            <text:p>-</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eacon.enabled", false); </text:p>
          </table:table-cell>
          <table:table-cell table:formula="of:=IF([.H201]=&quot;&quot;;&quot;?&quot;;IF([.J201]=&quot;&quot;;&quot;新規&quot;;IF([.H201]=[.J201];&quot;&quot;;&quot;○&quot;)))">
            <text:p/>
          </table:table-cell>
          <table:table-cell table:style-name="ce16" office:value-type="string" calcext:value-type="string">
            <text:p>lockPref("beacon.enabled", false); </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0">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2]=&quot;&quot;;&quot;?&quot;;IF([.J202]=&quot;&quot;;&quot;新規&quot;;IF([.H202]=[.J202];&quot;&quot;;&quot;○&quot;)))">
            <text:p/>
          </table:table-cell>
          <table:table-cell table:style-name="ce1"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3]=&quot;&quot;;&quot;?&quot;;IF([.J203]=&quot;&quot;;&quot;新規&quot;;IF([.H203]=[.J203];&quot;&quot;;&quot;○&quot;)))">
            <text:p/>
          </table:table-cell>
          <table:table-cell table:style-name="ce1" office:value-type="string" calcext:value-type="string">
            <text:p>[XRE]</text:p>
            <text:p>EnableProfileMigrator=0</text:p>
          </table:table-cell>
          <table:table-cell table:formula="of:=IF([.J203]=&quot;&quot;;&quot;?&quot;;IF([.L203]=&quot;&quot;;&quot;新規&quot;;IF([.J203]=[.L203];&quot;&quot;;&quot;○&quot;)))">
            <text:p/>
          </table:table-cell>
          <table:table-cell office:value-type="string" calcext:value-type="string">
            <text:p>[XRE]</text:p>
            <text:p>EnableProfileMigrator=0</text:p>
          </table:table-cell>
          <table:table-cell table:number-columns-repeated="1012"/>
        </table:table-row>
        <table:table-row table:style-name="ro50">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table:style-name="ce2" office:value-type="string" calcext:value-type="string">
            <text:p>-</text:p>
          </table:table-cell>
          <table:table-cell table:formula="of:=IF([.J204]=&quot;&quot;;&quot;?&quot;;IF([.L204]=&quot;&quot;;&quot;新規&quot;;IF([.J204]=[.L204];&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5]=&quot;&quot;;&quot;?&quot;;IF([.J205]=&quot;&quot;;&quot;新規&quot;;IF([.H205]=[.J205];&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5]=&quot;&quot;;&quot;?&quot;;IF([.L205]=&quot;&quot;;&quot;新規&quot;;IF([.J205]=[.L20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6]=&quot;&quot;;&quot;?&quot;;IF([.L206]=&quot;&quot;;&quot;新規&quot;;IF([.J206]=[.L206];&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7]=&quot;&quot;;&quot;?&quot;;IF([.J207]=&quot;&quot;;&quot;新規&quot;;IF([.H207]=[.J207];&quot;&quot;;&quot;○&quot;)))">
            <text:p/>
          </table:table-cell>
          <table:table-cell table:style-name="ce2" office:value-type="string" calcext:value-type="string">
            <text:p>lockPref("browser.shell.checkDefaultBrowser", true);</text:p>
          </table:table-cell>
          <table:table-cell table:formula="of:=IF([.J207]=&quot;&quot;;&quot;?&quot;;IF([.L207]=&quot;&quot;;&quot;新規&quot;;IF([.J207]=[.L20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8]=&quot;&quot;;&quot;?&quot;;IF([.J208]=&quot;&quot;;&quot;新規&quot;;IF([.H208]=[.J208];&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8]=&quot;&quot;;&quot;?&quot;;IF([.L208]=&quot;&quot;;&quot;新規&quot;;IF([.J208]=[.L20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10]=&quot;&quot;;&quot;?&quot;;IF([.J210]=&quot;&quot;;&quot;新規&quot;;IF([.H210]=[.J210];&quot;&quot;;&quot;○&quot;)))">
            <text:p/>
          </table:table-cell>
          <table:table-cell table:style-name="ce2" office:value-type="string" calcext:value-type="string">
            <text:p>lockPref("browser.startup.homepage_override.mstone", "ignore");</text:p>
          </table:table-cell>
          <table:table-cell table:formula="of:=IF([.J210]=&quot;&quot;;&quot;?&quot;;IF([.L210]=&quot;&quot;;&quot;新規&quot;;IF([.J210]=[.L21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2]=&quot;&quot;;&quot;?&quot;;IF([.J212]=&quot;&quot;;&quot;新規&quot;;IF([.H212]=[.J212];&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2]=&quot;&quot;;&quot;?&quot;;IF([.L212]=&quot;&quot;;&quot;新規&quot;;IF([.J212]=[.L21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3]=&quot;&quot;;&quot;?&quot;;IF([.J213]=&quot;&quot;;&quot;新規&quot;;IF([.H213]=[.J213];&quot;&quot;;&quot;○&quot;)))">
            <text:p/>
          </table:table-cell>
          <table:table-cell table:style-name="ce2" office:value-type="string" calcext:value-type="string">
            <text:p>-</text:p>
          </table:table-cell>
          <table:table-cell table:formula="of:=IF([.J213]=&quot;&quot;;&quot;?&quot;;IF([.L213]=&quot;&quot;;&quot;新規&quot;;IF([.J213]=[.L213];&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4]=&quot;&quot;;&quot;?&quot;;IF([.J214]=&quot;&quot;;&quot;新規&quot;;IF([.H214]=[.J214];&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4]=&quot;&quot;;&quot;?&quot;;IF([.L214]=&quot;&quot;;&quot;新規&quot;;IF([.J214]=[.L21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5]=&quot;&quot;;&quot;?&quot;;IF([.J215]=&quot;&quot;;&quot;新規&quot;;IF([.H215]=[.J215];&quot;&quot;;&quot;○&quot;)))">
            <text:p/>
          </table:table-cell>
          <table:table-cell table:style-name="ce2" office:value-type="string" calcext:value-type="string">
            <text:p>lockPref("browser.disableResetPrompt", false);</text:p>
          </table:table-cell>
          <table:table-cell table:formula="of:=IF([.J215]=&quot;&quot;;&quot;?&quot;;IF([.L215]=&quot;&quot;;&quot;新規&quot;;IF([.J215]=[.L21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6]=&quot;&quot;;&quot;?&quot;;IF([.J216]=&quot;&quot;;&quot;新規&quot;;IF([.H216]=[.J216];&quot;&quot;;&quot;○&quot;)))">
            <text:p/>
          </table:table-cell>
          <table:table-cell table:style-name="ce2" office:value-type="string" calcext:value-type="string">
            <text:p>lockPref("browser.disableResetPrompt", true);</text:p>
          </table:table-cell>
          <table:table-cell table:formula="of:=IF([.J216]=&quot;&quot;;&quot;?&quot;;IF([.L216]=&quot;&quot;;&quot;新規&quot;;IF([.J216]=[.L21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7]=&quot;&quot;;&quot;?&quot;;IF([.J217]=&quot;&quot;;&quot;新規&quot;;IF([.H217]=[.J217];&quot;&quot;;&quot;○&quot;)))">
            <text:p/>
          </table:table-cell>
          <table:table-cell table:style-name="ce2" office:value-type="string" calcext:value-type="string">
            <text:p>-</text:p>
          </table:table-cell>
          <table:table-cell table:formula="of:=IF([.J217]=&quot;&quot;;&quot;?&quot;;IF([.L217]=&quot;&quot;;&quot;新規&quot;;IF([.J217]=[.L217];&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8]=&quot;&quot;;&quot;?&quot;;IF([.J218]=&quot;&quot;;&quot;新規&quot;;IF([.H218]=[.J218];&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8]=&quot;&quot;;&quot;?&quot;;IF([.L218]=&quot;&quot;;&quot;新規&quot;;IF([.J218]=[.L21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20]=&quot;&quot;;&quot;?&quot;;IF([.J220]=&quot;&quot;;&quot;新規&quot;;IF([.H220]=[.J220];&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20]=&quot;&quot;;&quot;?&quot;;IF([.L220]=&quot;&quot;;&quot;新規&quot;;IF([.J220]=[.L220];&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54">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2]=&quot;&quot;;&quot;?&quot;;IF([.J222]=&quot;&quot;;&quot;新規&quot;;IF([.H222]=[.J222];&quot;&quot;;&quot;○&quot;)))">
            <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2"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4]=&quot;&quot;;&quot;?&quot;;IF([.J224]=&quot;&quot;;&quot;新規&quot;;IF([.H224]=[.J224];&quot;&quot;;&quot;○&quot;)))">
            <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6]=&quot;&quot;;&quot;?&quot;;IF([.J226]=&quot;&quot;;&quot;新規&quot;;IF([.H226]=[.J226];&quot;&quot;;&quot;○&quot;)))">
            <text:p/>
          </table:table-cell>
          <table:table-cell table:style-name="ce2" office:value-type="string" calcext:value-type="string">
            <text:p>lockPref("browser.urlbar.trimURLs", false);</text:p>
          </table:table-cell>
          <table:table-cell table:formula="of:=IF([.J226]=&quot;&quot;;&quot;?&quot;;IF([.L226]=&quot;&quot;;&quot;新規&quot;;IF([.J226]=[.L22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5">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6">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8]=&quot;&quot;;&quot;?&quot;;IF([.J228]=&quot;&quot;;&quot;新規&quot;;IF([.H228]=[.J228];&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8]=&quot;&quot;;&quot;?&quot;;IF([.L228]=&quot;&quot;;&quot;新規&quot;;IF([.J228]=[.L22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7">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9]=&quot;&quot;;&quot;?&quot;;IF([.J229]=&quot;&quot;;&quot;新規&quot;;IF([.H229]=[.J229];&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9]=&quot;&quot;;&quot;?&quot;;IF([.L229]=&quot;&quot;;&quot;新規&quot;;IF([.J229]=[.L22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30]=&quot;&quot;;&quot;?&quot;;IF([.J230]=&quot;&quot;;&quot;新規&quot;;IF([.H230]=[.J230];&quot;&quot;;&quot;○&quot;)))">
            <text:p/>
          </table:table-cell>
          <table:table-cell table:style-name="ce2" office:value-type="string" calcext:value-type="string">
            <text:p>pref("browser.open.lastDir", "");</text:p>
            <text:p>pref("browser.download.lastDir", "");</text:p>
            <text:p>pref("browser.download.folderList", 0);</text:p>
          </table:table-cell>
          <table:table-cell table:formula="of:=IF([.J230]=&quot;&quot;;&quot;?&quot;;IF([.L230]=&quot;&quot;;&quot;新規&quot;;IF([.J230]=[.L230];&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2]=&quot;&quot;;&quot;?&quot;;IF([.J232]=&quot;&quot;;&quot;新規&quot;;IF([.H232]=[.J232];&quot;&quot;;&quot;○&quot;)))">
            <text:p/>
          </table:table-cell>
          <table:table-cell table:style-name="ce2" office:value-type="string" calcext:value-type="string">
            <text:p>lockPref("browser.download.lastDir.savePerSite", false);</text:p>
          </table:table-cell>
          <table:table-cell table:formula="of:=IF([.J232]=&quot;&quot;;&quot;?&quot;;IF([.L232]=&quot;&quot;;&quot;新規&quot;;IF([.J232]=[.L23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3]=&quot;&quot;;&quot;?&quot;;IF([.J233]=&quot;&quot;;&quot;新規&quot;;IF([.H233]=[.J233];&quot;&quot;;&quot;○&quot;)))">
            <text:p/>
          </table:table-cell>
          <table:table-cell table:style-name="ce2" office:value-type="string" calcext:value-type="string">
            <text:p>lockPref("browser.download.lastDir.savePerSite", true);</text:p>
          </table:table-cell>
          <table:table-cell table:formula="of:=IF([.J233]=&quot;&quot;;&quot;?&quot;;IF([.L233]=&quot;&quot;;&quot;新規&quot;;IF([.J233]=[.L23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8">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4]=&quot;&quot;;&quot;?&quot;;IF([.J234]=&quot;&quot;;&quot;新規&quot;;IF([.H234]=[.J234];&quot;&quot;;&quot;○&quot;)))">
            <text:p/>
          </table:table-cell>
          <table:table-cell table:style-name="ce2" office:value-type="string" calcext:value-type="string">
            <text:p>lockPref("browser.tabs.warnOnClose", true);</text:p>
          </table:table-cell>
          <table:table-cell table:formula="of:=IF([.J234]=&quot;&quot;;&quot;?&quot;;IF([.L234]=&quot;&quot;;&quot;新規&quot;;IF([.J234]=[.L23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9">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5]=&quot;&quot;;&quot;?&quot;;IF([.J235]=&quot;&quot;;&quot;新規&quot;;IF([.H235]=[.J235];&quot;&quot;;&quot;○&quot;)))">
            <text:p/>
          </table:table-cell>
          <table:table-cell table:style-name="ce2" office:value-type="string" calcext:value-type="string">
            <text:p>lockPref("browser.tabs.warnOnClose", false);</text:p>
          </table:table-cell>
          <table:table-cell table:formula="of:=IF([.J235]=&quot;&quot;;&quot;?&quot;;IF([.L235]=&quot;&quot;;&quot;新規&quot;;IF([.J235]=[.L23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6]=&quot;&quot;;&quot;?&quot;;IF([.J236]=&quot;&quot;;&quot;新規&quot;;IF([.H236]=[.J236];&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6]=&quot;&quot;;&quot;?&quot;;IF([.L236]=&quot;&quot;;&quot;新規&quot;;IF([.J236]=[.L236];&quot;&quot;;&quot;○&quot;)))" office:value-type="string" office:string-value="新規" calcext:value-type="string">
            <text:p>新規</text:p>
          </table:table-cell>
          <table:table-cell table:number-columns-repeated="1013"/>
        </table:table-row>
        <table:table-row table:style-name="ro5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7]=&quot;&quot;;&quot;?&quot;;IF([.J237]=&quot;&quot;;&quot;新規&quot;;IF([.H237]=[.J237];&quot;&quot;;&quot;○&quot;)))">
            <text:p/>
          </table:table-cell>
          <table:table-cell table:style-name="ce2" office:value-type="string" calcext:value-type="string">
            <text:p>lockPref("browser.tabs.warnOnCloseOtherTabs", tru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8]=&quot;&quot;;&quot;?&quot;;IF([.J238]=&quot;&quot;;&quot;新規&quot;;IF([.H238]=[.J238];&quot;&quot;;&quot;○&quot;)))">
            <text:p/>
          </table:table-cell>
          <table:table-cell table:style-name="ce2" office:value-type="string" calcext:value-type="string">
            <text:p>lockPref("browser.tabs.warnOnCloseOtherTabs", false);</text:p>
          </table:table-cell>
          <table:table-cell table:formula="of:=IF([.J238]=&quot;&quot;;&quot;?&quot;;IF([.L238]=&quot;&quot;;&quot;新規&quot;;IF([.J238]=[.L23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9]=&quot;&quot;;&quot;?&quot;;IF([.J239]=&quot;&quot;;&quot;新規&quot;;IF([.H239]=[.J239];&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9]=&quot;&quot;;&quot;?&quot;;IF([.L239]=&quot;&quot;;&quot;新規&quot;;IF([.J239]=[.L239];&quot;&quot;;&quot;○&quot;)))" office:value-type="string" office:string-value="新規" calcext:value-type="string">
            <text:p>新規</text:p>
          </table:table-cell>
          <table:table-cell table:number-columns-repeated="1013"/>
        </table:table-row>
        <table:table-row table:style-name="ro60">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40]=&quot;&quot;;&quot;?&quot;;IF([.J240]=&quot;&quot;;&quot;新規&quot;;IF([.H240]=[.J240];&quot;&quot;;&quot;○&quot;)))">
            <text:p/>
          </table:table-cell>
          <table:table-cell table:style-name="ce2" office:value-type="string" calcext:value-type="string">
            <text:p>lockPref("browser.tabs.warnOnOpen", true);</text:p>
          </table:table-cell>
          <table:table-cell table:formula="of:=IF([.J240]=&quot;&quot;;&quot;?&quot;;IF([.L240]=&quot;&quot;;&quot;新規&quot;;IF([.J240]=[.L24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1">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1]=&quot;&quot;;&quot;?&quot;;IF([.J241]=&quot;&quot;;&quot;新規&quot;;IF([.H241]=[.J241];&quot;&quot;;&quot;○&quot;)))">
            <text:p/>
          </table:table-cell>
          <table:table-cell table:style-name="ce2" office:value-type="string" calcext:value-type="string">
            <text:p>lockPref("browser.tabs.warnOnOpen", false);</text:p>
          </table:table-cell>
          <table:table-cell table:formula="of:=IF([.J241]=&quot;&quot;;&quot;?&quot;;IF([.L241]=&quot;&quot;;&quot;新規&quot;;IF([.J241]=[.L24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2]=&quot;&quot;;&quot;?&quot;;IF([.J242]=&quot;&quot;;&quot;新規&quot;;IF([.H242]=[.J242];&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2]=&quot;&quot;;&quot;?&quot;;IF([.L242]=&quot;&quot;;&quot;新規&quot;;IF([.J242]=[.L242];&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4]=&quot;&quot;;&quot;?&quot;;IF([.J244]=&quot;&quot;;&quot;新規&quot;;IF([.H244]=[.J244];&quot;&quot;;&quot;○&quot;)))">
            <text:p/>
          </table:table-cell>
          <table:table-cell table:style-name="ce4" office:value-type="string" calcext:value-type="string">
            <text:p>Firefox 31時点で機能が廃止されたためカスタマイズ不可能</text:p>
          </table:table-cell>
          <table:table-cell table:formula="of:=IF([.J244]=&quot;&quot;;&quot;?&quot;;IF([.L244]=&quot;&quot;;&quot;新規&quot;;IF([.J244]=[.L24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5]=&quot;&quot;;&quot;?&quot;;IF([.J245]=&quot;&quot;;&quot;新規&quot;;IF([.H245]=[.J245];&quot;&quot;;&quot;○&quot;)))">
            <text:p/>
          </table:table-cell>
          <table:table-cell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6]=&quot;&quot;;&quot;?&quot;;IF([.J246]=&quot;&quot;;&quot;新規&quot;;IF([.H246]=[.J246];&quot;&quot;;&quot;○&quot;)))">
            <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7]=&quot;&quot;;&quot;?&quot;;IF([.J247]=&quot;&quot;;&quot;新規&quot;;IF([.H247]=[.J247];&quot;&quot;;&quot;○&quot;)))">
            <text:p/>
          </table:table-cell>
          <table:table-cell table:style-name="ce1"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8]=&quot;&quot;;&quot;?&quot;;IF([.J248]=&quot;&quot;;&quot;新規&quot;;IF([.H248]=[.J248];&quot;&quot;;&quot;○&quot;)))">
            <text:p/>
          </table:table-cell>
          <table:table-cell table:style-name="ce1" office:value-type="string" calcext:value-type="string">
            <text:p>lockPref("browser.link.open_newwindow", 2);</text:p>
            <text:p>lockPref("browser.link.open_newwindow.restriction", 0);</text:p>
          </table:table-cell>
          <table:table-cell table:formula="of:=IF([.J248]=&quot;&quot;;&quot;?&quot;;IF([.L248]=&quot;&quot;;&quot;新規&quot;;IF([.J248]=[.L248];&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3"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3"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3"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3"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3"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3]=&quot;&quot;;&quot;?&quot;;IF([.J253]=&quot;&quot;;&quot;新規&quot;;IF([.H253]=[.J253];&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3]=&quot;&quot;;&quot;?&quot;;IF([.L253]=&quot;&quot;;&quot;新規&quot;;IF([.J253]=[.L25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4"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5]=&quot;&quot;;&quot;?&quot;;IF([.J255]=&quot;&quot;;&quot;新規&quot;;IF([.H255]=[.J255];&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3"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6]=&quot;&quot;;&quot;?&quot;;IF([.J256]=&quot;&quot;;&quot;新規&quot;;IF([.H256]=[.J256];&quot;&quot;;&quot;○&quot;)))">
            <text:p/>
          </table:table-cell>
          <table:table-cell table:style-name="ce1" office:value-type="string" calcext:value-type="string">
            <text:p>-</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62">
          <table:table-cell office:value-type="string" calcext:value-type="string">
            <text:p>Tab-9</text:p>
          </table:table-cell>
          <table:table-cell office:value-type="float" office:value="2" calcext:value-type="float">
            <text:p>2</text:p>
          </table:table-cell>
          <table:covered-table-cell table:number-columns-repeated="3"/>
          <table:table-cell table:style-name="ce13"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7]=&quot;&quot;;&quot;?&quot;;IF([.J257]=&quot;&quot;;&quot;新規&quot;;IF([.H257]=[.J257];&quot;&quot;;&quot;○&quot;)))">
            <text:p/>
          </table:table-cell>
          <table:table-cell table:style-name="ce1" office:value-type="string" calcext:value-type="string">
            <text:p>lockPref("browser.newtab.preload", false);</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8]=&quot;&quot;;&quot;?&quot;;IF([.J258]=&quot;&quot;;&quot;新規&quot;;IF([.H258]=[.J258];&quot;&quot;;&quot;○&quot;)))">
            <text:p/>
          </table:table-cell>
          <table:table-cell table:style-name="ce2" office:value-type="string" calcext:value-type="string">
            <text:p>clearPref("general.useragent.extra.microsoftdotnet");</text:p>
          </table:table-cell>
          <table:table-cell table:formula="of:=IF([.J258]=&quot;&quot;;&quot;?&quot;;IF([.L258]=&quot;&quot;;&quot;新規&quot;;IF([.J258]=[.L258];&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9]=&quot;&quot;;&quot;?&quot;;IF([.J259]=&quot;&quot;;&quot;新規&quot;;IF([.H259]=[.J259];&quot;&quot;;&quot;○&quot;)))">
            <text:p/>
          </table:table-cell>
          <table:table-cell table:style-name="ce2" office:value-type="string" calcext:value-type="string">
            <text:p>-</text:p>
          </table:table-cell>
          <table:table-cell table:formula="of:=IF([.J259]=&quot;&quot;;&quot;?&quot;;IF([.L259]=&quot;&quot;;&quot;新規&quot;;IF([.J259]=[.L25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60]=&quot;&quot;;&quot;?&quot;;IF([.J260]=&quot;&quot;;&quot;新規&quot;;IF([.H260]=[.J260];&quot;&quot;;&quot;○&quot;)))">
            <text:p/>
          </table:table-cell>
          <table:table-cell table:style-name="ce2" office:value-type="string" calcext:value-type="string">
            <text:p>lockPref("network.proxy.type", 0);</text:p>
          </table:table-cell>
          <table:table-cell table:formula="of:=IF([.J260]=&quot;&quot;;&quot;?&quot;;IF([.L260]=&quot;&quot;;&quot;新規&quot;;IF([.J260]=[.L260];&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1]=&quot;&quot;;&quot;?&quot;;IF([.J261]=&quot;&quot;;&quot;新規&quot;;IF([.H261]=[.J261];&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1]=&quot;&quot;;&quot;?&quot;;IF([.L261]=&quot;&quot;;&quot;新規&quot;;IF([.J261]=[.L261];&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2]=&quot;&quot;;&quot;?&quot;;IF([.J262]=&quot;&quot;;&quot;新規&quot;;IF([.H262]=[.J262];&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2]=&quot;&quot;;&quot;?&quot;;IF([.L262]=&quot;&quot;;&quot;新規&quot;;IF([.J262]=[.L262];&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3]=&quot;&quot;;&quot;?&quot;;IF([.J263]=&quot;&quot;;&quot;新規&quot;;IF([.H263]=[.J263];&quot;&quot;;&quot;○&quot;)))">
            <text:p/>
          </table:table-cell>
          <table:table-cell table:style-name="ce2" office:value-type="string" calcext:value-type="string">
            <text:p>lockPref("network.proxy.type", 4);</text:p>
          </table:table-cell>
          <table:table-cell table:formula="of:=IF([.J263]=&quot;&quot;;&quot;?&quot;;IF([.L263]=&quot;&quot;;&quot;新規&quot;;IF([.J263]=[.L263];&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4]=&quot;&quot;;&quot;?&quot;;IF([.J264]=&quot;&quot;;&quot;新規&quot;;IF([.H264]=[.J264];&quot;&quot;;&quot;○&quot;)))">
            <text:p/>
          </table:table-cell>
          <table:table-cell table:style-name="ce2" office:value-type="string" calcext:value-type="string">
            <text:p>lockPref("network.proxy.type", 5);</text:p>
          </table:table-cell>
          <table:table-cell table:formula="of:=IF([.J264]=&quot;&quot;;&quot;?&quot;;IF([.L264]=&quot;&quot;;&quot;新規&quot;;IF([.J264]=[.L264];&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6]=&quot;&quot;;&quot;?&quot;;IF([.J266]=&quot;&quot;;&quot;新規&quot;;IF([.H266]=[.J266];&quot;&quot;;&quot;○&quot;)))">
            <text:p/>
          </table:table-cell>
          <table:table-cell table:style-name="ce3" office:value-type="string" calcext:value-type="string">
            <text:p>Firefox 39時点で廃止</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7]=&quot;&quot;;&quot;?&quot;;IF([.J267]=&quot;&quot;;&quot;新規&quot;;IF([.H267]=[.J267];&quot;&quot;;&quot;○&quot;)))">
            <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7]=&quot;&quot;;&quot;?&quot;;IF([.L267]=&quot;&quot;;&quot;新規&quot;;IF([.J267]=[.L267];&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8]=&quot;&quot;;&quot;?&quot;;IF([.J268]=&quot;&quot;;&quot;新規&quot;;IF([.H268]=[.J268];&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8]=&quot;&quot;;&quot;?&quot;;IF([.L268]=&quot;&quot;;&quot;新規&quot;;IF([.J268]=[.L268];&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9]=&quot;&quot;;&quot;?&quot;;IF([.J269]=&quot;&quot;;&quot;新規&quot;;IF([.H269]=[.J269];&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9]=&quot;&quot;;&quot;?&quot;;IF([.L269]=&quot;&quot;;&quot;新規&quot;;IF([.J269]=[.L269];&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70]=&quot;&quot;;&quot;?&quot;;IF([.J270]=&quot;&quot;;&quot;新規&quot;;IF([.H270]=[.J270];&quot;&quot;;&quot;○&quot;)))">
            <text:p/>
          </table:table-cell>
          <table:table-cell table:style-name="ce2" office:value-type="string" calcext:value-type="string">
            <text:p>lockPref("network.http.spdy.enabled", tru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1]=&quot;&quot;;&quot;?&quot;;IF([.J271]=&quot;&quot;;&quot;新規&quot;;IF([.H271]=[.J271];&quot;&quot;;&quot;○&quot;)))">
            <text:p/>
          </table:table-cell>
          <table:table-cell table:style-name="ce2" office:value-type="string" calcext:value-type="string">
            <text:p>lockPref("network.http.spdy.enabled", false);</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3]=&quot;&quot;;&quot;?&quot;;IF([.J273]=&quot;&quot;;&quot;新規&quot;;IF([.H273]=[.J273];&quot;&quot;;&quot;○&quot;)))">
            <text:p/>
          </table:table-cell>
          <table:table-cell table:style-name="ce2" office:value-type="string" calcext:value-type="string">
            <text:p>lockPref("security.tls.insecure_fallback_hosts", "（ホスト名のカンマ区切りのリスト）");</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4]=&quot;&quot;;&quot;?&quot;;IF([.J274]=&quot;&quot;;&quot;新規&quot;;IF([.H274]=[.J274];&quot;&quot;;&quot;○&quot;)))">
            <text:p/>
          </table:table-cell>
          <table:table-cell table:style-name="ce2"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5]=&quot;&quot;;&quot;?&quot;;IF([.J275]=&quot;&quot;;&quot;新規&quot;;IF([.H275]=[.J275];&quot;&quot;;&quot;○&quot;)))">
            <text:p/>
          </table:table-cell>
          <table:table-cell table:style-name="ce2" office:value-type="string" calcext:value-type="string">
            <text:p>lockPref("network.dns.disableIPv6",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6]=&quot;&quot;;&quot;?&quot;;IF([.J276]=&quot;&quot;;&quot;新規&quot;;IF([.H276]=[.J276];&quot;&quot;;&quot;○&quot;)))">
            <text:p/>
          </table:table-cell>
          <table:table-cell table:style-name="ce2" office:value-type="string" calcext:value-type="string">
            <text:p>lockPref("network.http.pipelining", true); </text:p>
            <text:p>lockPref("network.http.proxy.pipelining", true)</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7]=&quot;&quot;;&quot;?&quot;;IF([.J277]=&quot;&quot;;&quot;新規&quot;;IF([.H277]=[.J277];&quot;&quot;;&quot;○&quot;)))">
            <text:p/>
          </table:table-cell>
          <table:table-cell table:style-name="ce20"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9]=&quot;&quot;;&quot;?&quot;;IF([.J279]=&quot;&quot;;&quot;新規&quot;;IF([.H279]=[.J279];&quot;&quot;;&quot;○&quot;)))">
            <text:p/>
          </table:table-cell>
          <table:table-cell table:style-name="ce2" office:value-type="string" calcext:value-type="string">
            <text:p>lockPref("network.dns.blockDotOnion", true);</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80]=&quot;&quot;;&quot;?&quot;;IF([.J280]=&quot;&quot;;&quot;新規&quot;;IF([.H280]=[.J280];&quot;&quot;;&quot;○&quot;)))">
            <text:p/>
          </table:table-cell>
          <table:table-cell table:style-name="ce2" office:value-type="string" calcext:value-type="string">
            <text:p>-</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1]=&quot;&quot;;&quot;?&quot;;IF([.J281]=&quot;&quot;;&quot;新規&quot;;IF([.H281]=[.J281];&quot;&quot;;&quot;○&quot;)))">
            <text:p/>
          </table:table-cell>
          <table:table-cell table:style-name="ce2" office:value-type="string" calcext:value-type="string">
            <text:p>lockPref("general.useragent.override", "（任意の内容）");</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8" office:value-type="string" calcext:value-type="string">
            <text:p>MCDで設定を反映する</text:p>
          </table:table-cell>
          <table:table-cell table:style-name="ce2" office:value-type="string" calcext:value-type="string">
            <text:p>lockPref("network.jar.block-remote-files", false);</text:p>
          </table:table-cell>
          <table:table-cell table:formula="of:=IF([.H282]=&quot;&quot;;&quot;?&quot;;IF([.J282]=&quot;&quot;;&quot;新規&quot;;IF([.H282]=[.J282];&quot;&quot;;&quot;○&quot;)))">
            <text:p/>
          </table:table-cell>
          <table:table-cell table:style-name="ce2" office:value-type="string" calcext:value-type="string">
            <text:p>lockPref("network.jar.block-remote-files", false);</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office:value-type="string" office:string-value="新規" calcext:value-type="string">
            <text:p>新規</text:p>
          </table:table-cell>
          <table:table-cell table:number-columns-repeated="1013"/>
        </table:table-row>
        <table:table-row table:style-name="ro6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4]=&quot;&quot;;&quot;?&quot;;IF([.J284]=&quot;&quot;;&quot;新規&quot;;IF([.H284]=[.J284];&quot;&quot;;&quot;○&quot;)))">
            <text:p/>
          </table:table-cell>
          <table:table-cell table:style-name="ce2" office:value-type="string" calcext:value-type="string">
            <text:p>lockPref("app.update.enabled", true);</text:p>
            <text:p>lockPref("app.update.auto", true);</text:p>
            <text:p>lockPref("app.update.mode", 1);</text:p>
          </table:table-cell>
          <table:table-cell table:formula="of:=IF([.J284]=&quot;&quot;;&quot;?&quot;;IF([.L284]=&quot;&quot;;&quot;新規&quot;;IF([.J284]=[.L284];&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5]=&quot;&quot;;&quot;?&quot;;IF([.J285]=&quot;&quot;;&quot;新規&quot;;IF([.H285]=[.J285];&quot;&quot;;&quot;○&quot;)))">
            <text:p/>
          </table:table-cell>
          <table:table-cell table:style-name="ce2" office:value-type="string" calcext:value-type="string">
            <text:p>-</text:p>
          </table:table-cell>
          <table:table-cell table:formula="of:=IF([.J285]=&quot;&quot;;&quot;?&quot;;IF([.L285]=&quot;&quot;;&quot;新規&quot;;IF([.J285]=[.L285];&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6]=&quot;&quot;;&quot;?&quot;;IF([.J286]=&quot;&quot;;&quot;新規&quot;;IF([.H286]=[.J286];&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6]=&quot;&quot;;&quot;?&quot;;IF([.L286]=&quot;&quot;;&quot;新規&quot;;IF([.J286]=[.L286];&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7]=&quot;&quot;;&quot;?&quot;;IF([.J287]=&quot;&quot;;&quot;新規&quot;;IF([.H287]=[.J287];&quot;&quot;;&quot;○&quot;)))">
            <text:p/>
          </table:table-cell>
          <table:table-cell table:style-name="ce2" office:value-type="string" calcext:value-type="string">
            <text:p>lockPref("extensions.update.enabled", true);</text:p>
          </table:table-cell>
          <table:table-cell table:formula="of:=IF([.J287]=&quot;&quot;;&quot;?&quot;;IF([.L287]=&quot;&quot;;&quot;新規&quot;;IF([.J287]=[.L287];&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8]=&quot;&quot;;&quot;?&quot;;IF([.J288]=&quot;&quot;;&quot;新規&quot;;IF([.H288]=[.J288];&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8]=&quot;&quot;;&quot;?&quot;;IF([.L288]=&quot;&quot;;&quot;新規&quot;;IF([.J288]=[.L288];&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9]=&quot;&quot;;&quot;?&quot;;IF([.J289]=&quot;&quot;;&quot;新規&quot;;IF([.H289]=[.J289];&quot;&quot;;&quot;○&quot;)))">
            <text:p/>
          </table:table-cell>
          <table:table-cell table:style-name="ce2" office:value-type="string" calcext:value-type="string">
            <text:p>lockPref("browser.search.update", true);</text:p>
          </table:table-cell>
          <table:table-cell table:formula="of:=IF([.J289]=&quot;&quot;;&quot;?&quot;;IF([.L289]=&quot;&quot;;&quot;新規&quot;;IF([.J289]=[.L289];&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90]=&quot;&quot;;&quot;?&quot;;IF([.J290]=&quot;&quot;;&quot;新規&quot;;IF([.H290]=[.J290];&quot;&quot;;&quot;○&quot;)))">
            <text:p/>
          </table:table-cell>
          <table:table-cell table:style-name="ce2" office:value-type="string" calcext:value-type="string">
            <text:p>lockPref("browser.search.update", false);</text:p>
          </table:table-cell>
          <table:table-cell table:formula="of:=IF([.J290]=&quot;&quot;;&quot;?&quot;;IF([.L290]=&quot;&quot;;&quot;新規&quot;;IF([.J290]=[.L290];&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1]=&quot;&quot;;&quot;?&quot;;IF([.J291]=&quot;&quot;;&quot;新規&quot;;IF([.H291]=[.J291];&quot;&quot;;&quot;○&quot;)))">
            <text:p/>
          </table:table-cell>
          <table:table-cell table:style-name="ce1" office:value-type="string" calcext:value-type="string">
            <text:p>-</text:p>
          </table:table-cell>
          <table:table-cell table:formula="of:=IF([.J291]=&quot;&quot;;&quot;?&quot;;IF([.L291]=&quot;&quot;;&quot;新規&quot;;IF([.J291]=[.L29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2]=&quot;&quot;;&quot;?&quot;;IF([.J292]=&quot;&quot;;&quot;新規&quot;;IF([.H292]=[.J292];&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2]=&quot;&quot;;&quot;?&quot;;IF([.L292]=&quot;&quot;;&quot;新規&quot;;IF([.J292]=[.L292];&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3]=&quot;&quot;;&quot;?&quot;;IF([.J293]=&quot;&quot;;&quot;新規&quot;;IF([.H293]=[.J293];&quot;&quot;;&quot;○&quot;)))">
            <text:p/>
          </table:table-cell>
          <table:table-cell table:style-name="ce1" office:value-type="string" calcext:value-type="string">
            <text:p>lockPref("lightweightThemes.update.enabled", true);</text:p>
          </table:table-cell>
          <table:table-cell table:formula="of:=IF([.J293]=&quot;&quot;;&quot;?&quot;;IF([.L293]=&quot;&quot;;&quot;新規&quot;;IF([.J293]=[.L293];&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4]=&quot;&quot;;&quot;?&quot;;IF([.J294]=&quot;&quot;;&quot;新規&quot;;IF([.H294]=[.J294];&quot;&quot;;&quot;○&quot;)))">
            <text:p/>
          </table:table-cell>
          <table:table-cell table:style-name="ce1" office:value-type="string" calcext:value-type="string">
            <text:p>lockPref("lightweightThemes.update.enabled", false);</text:p>
          </table:table-cell>
          <table:table-cell table:formula="of:=IF([.J294]=&quot;&quot;;&quot;?&quot;;IF([.L294]=&quot;&quot;;&quot;新規&quot;;IF([.J294]=[.L294];&quot;&quot;;&quot;○&quot;)))">
            <text:p/>
          </table:table-cell>
          <table:table-cell office:value-type="string" calcext:value-type="string">
            <text:p>lockPref("lightweightThemes.update.enabled", false);</text:p>
          </table:table-cell>
          <table:table-cell table:number-columns-repeated="1012"/>
        </table:table-row>
        <table:table-row table:style-name="ro67">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5]=&quot;&quot;;&quot;?&quot;;IF([.J295]=&quot;&quot;;&quot;新規&quot;;IF([.H295]=[.J295];&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5]=&quot;&quot;;&quot;?&quot;;IF([.L295]=&quot;&quot;;&quot;新規&quot;;IF([.J295]=[.L295];&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6]=&quot;&quot;;&quot;?&quot;;IF([.J296]=&quot;&quot;;&quot;新規&quot;;IF([.H296]=[.J296];&quot;&quot;;&quot;○&quot;)))">
            <text:p/>
          </table:table-cell>
          <table:table-cell table:style-name="ce2" office:value-type="string" calcext:value-type="string">
            <text:p>lockPref("pdfjs.disabled", true);</text:p>
          </table:table-cell>
          <table:table-cell table:formula="of:=IF([.J296]=&quot;&quot;;&quot;?&quot;;IF([.L296]=&quot;&quot;;&quot;新規&quot;;IF([.J296]=[.L296];&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true);</text:p>
          </table:table-cell>
          <table:table-cell table:formula="of:=IF([.J297]=&quot;&quot;;&quot;?&quot;;IF([.L297]=&quot;&quot;;&quot;新規&quot;;IF([.J297]=[.L297];&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8]=&quot;&quot;;&quot;?&quot;;IF([.J298]=&quot;&quot;;&quot;新規&quot;;IF([.H298]=[.J298];&quot;&quot;;&quot;○&quot;)))">
            <text:p/>
          </table:table-cell>
          <table:table-cell table:style-name="ce1" office:value-type="string" calcext:value-type="string">
            <text:p>lockPref("accessibility.browsewithcaret_shortcut.enabled", false);</text:p>
          </table:table-cell>
          <table:table-cell table:formula="of:=IF([.J298]=&quot;&quot;;&quot;?&quot;;IF([.L298]=&quot;&quot;;&quot;新規&quot;;IF([.J298]=[.L298];&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9]=&quot;&quot;;&quot;?&quot;;IF([.J299]=&quot;&quot;;&quot;新規&quot;;IF([.H299]=[.J299];&quot;&quot;;&quot;○&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00]=&quot;&quot;;&quot;?&quot;;IF([.J300]=&quot;&quot;;&quot;新規&quot;;IF([.H300]=[.J300];&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1]=&quot;&quot;;&quot;?&quot;;IF([.J301]=&quot;&quot;;&quot;新規&quot;;IF([.H301]=[.J301];&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2]=&quot;&quot;;&quot;?&quot;;IF([.J302]=&quot;&quot;;&quot;新規&quot;;IF([.H302]=[.J302];&quot;&quot;;&quot;○&quot;)))">
            <text:p/>
          </table:table-cell>
          <table:table-cell table:style-name="ce4"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4]=&quot;&quot;;&quot;?&quot;;IF([.J304]=&quot;&quot;;&quot;新規&quot;;IF([.H304]=[.J304];&quot;&quot;;&quot;○&quot;)))">
            <text:p/>
          </table:table-cell>
          <table:table-cell table:style-name="ce2" office:value-type="string" calcext:value-type="string">
            <text:p>lockPref("reader.parse-on-load.enabled", false)</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5]=&quot;&quot;;&quot;?&quot;;IF([.J305]=&quot;&quot;;&quot;新規&quot;;IF([.H305]=[.J305];&quot;&quot;;&quot;○&quot;)))">
            <text:p/>
          </table:table-cell>
          <table:table-cell table:style-name="ce2" office:value-type="string" calcext:value-type="string">
            <text:p>-</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6]=&quot;&quot;;&quot;?&quot;;IF([.J306]=&quot;&quot;;&quot;新規&quot;;IF([.H306]=[.J306];&quot;&quot;;&quot;○&quot;)))">
            <text:p/>
          </table:table-cell>
          <table:table-cell table:style-name="ce2" office:value-type="string" calcext:value-type="string">
            <text:p>lockPref("layout.spellcheckDefault", 0);</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7]=&quot;&quot;;&quot;?&quot;;IF([.J307]=&quot;&quot;;&quot;新規&quot;;IF([.H307]=[.J307];&quot;&quot;;&quot;○&quot;)))">
            <text:p/>
          </table:table-cell>
          <table:table-cell table:style-name="ce2" office:value-type="string" calcext:value-type="string">
            <text:p>-</text:p>
          </table:table-cell>
          <table:table-cell table:formula="of:=IF([.J307]=&quot;&quot;;&quot;?&quot;;IF([.L307]=&quot;&quot;;&quot;新規&quot;;IF([.J307]=[.L307];&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0">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9]=&quot;&quot;;&quot;?&quot;;IF([.J309]=&quot;&quot;;&quot;新規&quot;;IF([.H309]=[.J309];&quot;&quot;;&quot;○&quot;)))">
            <text:p/>
          </table:table-cell>
          <table:table-cell table:style-name="ce1" office:value-type="string" calcext:value-type="string">
            <text:p>lockPref("dom.successive_dialog_time_limit", 0);</text:p>
          </table:table-cell>
          <table:table-cell table:formula="of:=IF([.J309]=&quot;&quot;;&quot;?&quot;;IF([.L309]=&quot;&quot;;&quot;新規&quot;;IF([.J309]=[.L309];&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10]=&quot;&quot;;&quot;?&quot;;IF([.J310]=&quot;&quot;;&quot;新規&quot;;IF([.H310]=[.J310];&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10]=&quot;&quot;;&quot;?&quot;;IF([.L310]=&quot;&quot;;&quot;新規&quot;;IF([.J310]=[.L310];&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0">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1]=&quot;&quot;;&quot;?&quot;;IF([.J311]=&quot;&quot;;&quot;新規&quot;;IF([.H311]=[.J311];&quot;&quot;;&quot;○&quot;)))">
            <text:p/>
          </table:table-cell>
          <table:table-cell table:style-name="ce1" office:value-type="string" calcext:value-type="string">
            <text:p>lockPref("dom.push.enabled", true);</text:p>
            <text:p>lockPref("dom.serviceWorkers.enabled", true);</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2]=&quot;&quot;;&quot;?&quot;;IF([.J312]=&quot;&quot;;&quot;新規&quot;;IF([.H312]=[.J312];&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2]=&quot;&quot;;&quot;?&quot;;IF([.L312]=&quot;&quot;;&quot;新規&quot;;IF([.J312]=[.L312];&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3]=&quot;&quot;;&quot;?&quot;;IF([.J313]=&quot;&quot;;&quot;新規&quot;;IF([.H313]=[.J313];&quot;&quot;;&quot;○&quot;)))" office:value-type="string" office:string-value="○" calcext:value-type="string">
            <text:p>○</text:p>
          </table:table-cell>
          <table:table-cell table:style-name="ce18"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4]=&quot;&quot;;&quot;?&quot;;IF([.J314]=&quot;&quot;;&quot;新規&quot;;IF([.H314]=[.J314];&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4]=&quot;&quot;;&quot;?&quot;;IF([.L314]=&quot;&quot;;&quot;新規&quot;;IF([.J314]=[.L314];&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5]=&quot;&quot;;&quot;?&quot;;IF([.J315]=&quot;&quot;;&quot;新規&quot;;IF([.H315]=[.J315];&quot;&quot;;&quot;○&quot;)))">
            <text:p/>
          </table:table-cell>
          <table:table-cell table:style-name="ce2" office:value-type="string" calcext:value-type="string">
            <text:p>lockPref("dom.gamepad.enabled",true);</text:p>
          </table:table-cell>
          <table:table-cell table:formula="of:=IF([.J315]=&quot;&quot;;&quot;?&quot;;IF([.L315]=&quot;&quot;;&quot;新規&quot;;IF([.J315]=[.L31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6]=&quot;&quot;;&quot;?&quot;;IF([.J316]=&quot;&quot;;&quot;新規&quot;;IF([.H316]=[.J316];&quot;&quot;;&quot;○&quot;)))">
            <text:p/>
          </table:table-cell>
          <table:table-cell table:style-name="ce2" office:value-type="string" calcext:value-type="string">
            <text:p>lockPref("dom.gamepad.enabled",false);</text:p>
          </table:table-cell>
          <table:table-cell table:formula="of:=IF([.J316]=&quot;&quot;;&quot;?&quot;;IF([.L316]=&quot;&quot;;&quot;新規&quot;;IF([.J316]=[.L31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7]=&quot;&quot;;&quot;?&quot;;IF([.J317]=&quot;&quot;;&quot;新規&quot;;IF([.H317]=[.J317];&quot;&quot;;&quot;○&quot;)))">
            <text:p/>
          </table:table-cell>
          <table:table-cell table:style-name="ce2" office:value-type="string" calcext:value-type="string">
            <text:p>defaultPref("dom.event.clipboardevents.enabled", tru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8]=&quot;&quot;;&quot;?&quot;;IF([.J318]=&quot;&quot;;&quot;新規&quot;;IF([.H318]=[.J318];&quot;&quot;;&quot;○&quot;)))">
            <text:p/>
          </table:table-cell>
          <table:table-cell table:style-name="ce2" office:value-type="string" calcext:value-type="string">
            <text:p>lockPref("dom.event.clipboardevents.enabled", false);</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9]=&quot;&quot;;&quot;?&quot;;IF([.J319]=&quot;&quot;;&quot;新規&quot;;IF([.H319]=[.J319];&quot;&quot;;&quot;○&quot;)))">
            <text:p/>
          </table:table-cell>
          <table:table-cell table:style-name="ce2" office:value-type="string" calcext:value-type="string">
            <text:p>-</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20]=&quot;&quot;;&quot;?&quot;;IF([.J320]=&quot;&quot;;&quot;新規&quot;;IF([.H320]=[.J320];&quot;&quot;;&quot;○&quot;)))">
            <text:p/>
          </table:table-cell>
          <table:table-cell table:style-name="ce2" office:value-type="string" calcext:value-type="string">
            <text:p>lockPref("dom.event.contextmenu.enabled", false);</text:p>
          </table:table-cell>
          <table:table-cell table:formula="of:=IF([.J320]=&quot;&quot;;&quot;?&quot;;IF([.L320]=&quot;&quot;;&quot;新規&quot;;IF([.J320]=[.L320];&quot;&quot;;&quot;○&quot;)))" office:value-type="string" office:string-value="新規" calcext:value-type="string">
            <text:p>新規</text:p>
          </table:table-cell>
          <table:table-cell table:number-columns-repeated="1013"/>
        </table:table-row>
        <table:table-row table:style-name="ro7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3">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3]=&quot;&quot;;&quot;?&quot;;IF([.J323]=&quot;&quot;;&quot;新規&quot;;IF([.H323]=[.J323];&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3]=&quot;&quot;;&quot;?&quot;;IF([.L323]=&quot;&quot;;&quot;新規&quot;;IF([.J323]=[.L32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9]=&quot;&quot;;&quot;?&quot;;IF([.L329]=&quot;&quot;;&quot;新規&quot;;IF([.J329]=[.L32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2]=&quot;&quot;;&quot;?&quot;;IF([.L332]=&quot;&quot;;&quot;新規&quot;;IF([.J332]=[.L33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5]=&quot;&quot;;&quot;?&quot;;IF([.L335]=&quot;&quot;;&quot;新規&quot;;IF([.J335]=[.L33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1]=&quot;&quot;;&quot;?&quot;;IF([.J341]=&quot;&quot;;&quot;新規&quot;;IF([.H341]=[.J341];&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1]=&quot;&quot;;&quot;?&quot;;IF([.L341]=&quot;&quot;;&quot;新規&quot;;IF([.J341]=[.L34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quot;)))">
            <text:p/>
          </table:table-cell>
          <table:table-cell table:style-name="ce2" office:value-type="string" calcext:value-type="string">
            <text:p>-</text:p>
          </table:table-cell>
          <table:table-cell table:formula="of:=IF([.J342]=&quot;&quot;;&quot;?&quot;;IF([.L342]=&quot;&quot;;&quot;新規&quot;;IF([.J342]=[.L34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3]=&quot;&quot;;&quot;?&quot;;IF([.J343]=&quot;&quot;;&quot;新規&quot;;IF([.H343]=[.J343];&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3]=&quot;&quot;;&quot;?&quot;;IF([.L343]=&quot;&quot;;&quot;新規&quot;;IF([.J343]=[.L34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5">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7]=&quot;&quot;;&quot;?&quot;;IF([.J347]=&quot;&quot;;&quot;新規&quot;;IF([.H347]=[.J347];&quot;&quot;;&quot;○&quot;)))">
            <text:p/>
          </table:table-cell>
          <table:table-cell table:style-name="ce2" office:value-type="string" calcext:value-type="string">
            <text:p>lockPref("plugin.default.state", 0);</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8]=&quot;&quot;;&quot;?&quot;;IF([.J348]=&quot;&quot;;&quot;新規&quot;;IF([.H348]=[.J348];&quot;&quot;;&quot;○&quot;)))">
            <text:p/>
          </table:table-cell>
          <table:table-cell table:style-name="ce2" office:value-type="string" calcext:value-type="string">
            <text:p>lockPref("plugin.default.state", 2);</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9]=&quot;&quot;;&quot;?&quot;;IF([.J349]=&quot;&quot;;&quot;新規&quot;;IF([.H349]=[.J349];&quot;&quot;;&quot;○&quot;)))">
            <text:p/>
          </table:table-cell>
          <table:table-cell table:style-name="ce2" office:value-type="string" calcext:value-type="string">
            <text:p>lockPref("plugin.default.state", 1);</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50]=&quot;&quot;;&quot;?&quot;;IF([.J350]=&quot;&quot;;&quot;新規&quot;;IF([.H350]=[.J350];&quot;&quot;;&quot;○&quot;)))">
            <text:p/>
          </table:table-cell>
          <table:table-cell table:style-name="ce2" office:value-type="string" calcext:value-type="string">
            <text:p>lockPref("browser.helperApps.deleteTempFileOnExit", true);</text:p>
          </table:table-cell>
          <table:table-cell table:formula="of:=IF([.J350]=&quot;&quot;;&quot;?&quot;;IF([.L350]=&quot;&quot;;&quot;新規&quot;;IF([.J350]=[.L350];&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1]=&quot;&quot;;&quot;?&quot;;IF([.J351]=&quot;&quot;;&quot;新規&quot;;IF([.H351]=[.J351];&quot;&quot;;&quot;○&quot;)))">
            <text:p/>
          </table:table-cell>
          <table:table-cell table:style-name="ce2" office:value-type="string" calcext:value-type="string">
            <text:p>lockPref("browser.helperApps.deleteTempFileOnExit", false);</text:p>
          </table:table-cell>
          <table:table-cell table:formula="of:=IF([.J351]=&quot;&quot;;&quot;?&quot;;IF([.L351]=&quot;&quot;;&quot;新規&quot;;IF([.J351]=[.L351];&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2]=&quot;&quot;;&quot;?&quot;;IF([.J352]=&quot;&quot;;&quot;新規&quot;;IF([.H352]=[.J352];&quot;&quot;;&quot;○&quot;)))">
            <text:p/>
          </table:table-cell>
          <table:table-cell office:value-type="string" calcext:value-type="string">
            <text:p>lockPref("gfx.direct2d.disabled", false);</text:p>
            <text:p>lockPref("layers.acceleration.disabled", fals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3]=&quot;&quot;;&quot;?&quot;;IF([.J353]=&quot;&quot;;&quot;新規&quot;;IF([.H353]=[.J353];&quot;&quot;;&quot;○&quot;)))">
            <text:p/>
          </table:table-cell>
          <table:table-cell office:value-type="string" calcext:value-type="string">
            <text:p>lockPref("gfx.direct2d.disabled", true);</text:p>
            <text:p>lockPref("layers.acceleration.disabled", true);</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5]=&quot;&quot;;&quot;?&quot;;IF([.J355]=&quot;&quot;;&quot;新規&quot;;IF([.H355]=[.J355];&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6]=&quot;&quot;;&quot;?&quot;;IF([.J356]=&quot;&quot;;&quot;新規&quot;;IF([.H356]=[.J356];&quot;&quot;;&quot;○&quot;)))">
            <text:p/>
          </table:table-cell>
          <table:table-cell office:value-type="string" calcext:value-type="string">
            <text:p>-</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76">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7]=&quot;&quot;;&quot;?&quot;;IF([.J357]=&quot;&quot;;&quot;新規&quot;;IF([.H357]=[.J357];&quot;&quot;;&quot;○&quot;)))">
            <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9]=&quot;&quot;;&quot;?&quot;;IF([.J359]=&quot;&quot;;&quot;新規&quot;;IF([.H359]=[.J359];&quot;&quot;;&quot;○&quot;)))">
            <text:p/>
          </table:table-cell>
          <table:table-cell office:value-type="string" calcext:value-type="string">
            <text:p>lockPref("browser.cache.memory.capacity", （整数値、単位：キロバイト）); </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60]=&quot;&quot;;&quot;?&quot;;IF([.J360]=&quot;&quot;;&quot;新規&quot;;IF([.H360]=[.J360];&quot;&quot;;&quot;○&quot;)))">
            <text:p/>
          </table:table-cell>
          <table:table-cell office:value-type="string" calcext:value-type="string">
            <text:p>// defaultPref("content.notify.interval", 120000);</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1]=&quot;&quot;;&quot;?&quot;;IF([.J361]=&quot;&quot;;&quot;新規&quot;;IF([.H361]=[.J361];&quot;&quot;;&quot;○&quot;)))">
            <text:p/>
          </table:table-cell>
          <table:table-cell office:value-type="string" calcext:value-type="string">
            <text:p>lockPref("content.notify.interval", （整数値、単位：マイクロ秒）);</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3]=&quot;&quot;;&quot;?&quot;;IF([.J363]=&quot;&quot;;&quot;新規&quot;;IF([.H363]=[.J363];&quot;&quot;;&quot;○&quot;)))">
            <text:p/>
          </table:table-cell>
          <table:table-cell office:value-type="string" calcext:value-type="string">
            <text:p>lockPref("extensions.ieview.forceielist", "（半角スペース区切りのURLのリスト）");</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4]=&quot;&quot;;&quot;?&quot;;IF([.J364]=&quot;&quot;;&quot;新規&quot;;IF([.H364]=[.J364];&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5]=&quot;&quot;;&quot;?&quot;;IF([.J365]=&quot;&quot;;&quot;新規&quot;;IF([.H365]=[.J365];&quot;&quot;;&quot;○&quot;)))">
            <text:p/>
          </table:table-cell>
          <table:table-cell office:value-type="string" calcext:value-type="string">
            <text:p>lockPref("extensions.ieview.ieapp", "C:\\Program Files (x86)\\Internet　Explorer\\iexplore.exe");</text:p>
            <text:p>lockPref("extensions.ieview.ieargs", ""); </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6]=&quot;&quot;;&quot;?&quot;;IF([.J366]=&quot;&quot;;&quot;新規&quot;;IF([.H366]=[.J366];&quot;&quot;;&quot;○&quot;)))" office:value-type="string" office:string-value="○" calcext:value-type="string">
            <text:p>○</text:p>
          </table:table-cell>
          <table:table-cell office:value-type="string" calcext:value-type="string">
            <text:p>-</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7]=&quot;&quot;;&quot;?&quot;;IF([.J367]=&quot;&quot;;&quot;新規&quot;;IF([.H367]=[.J367];&quot;&quot;;&quot;○&quot;)))">
            <text:p/>
          </table:table-cell>
          <table:table-cell office:value-type="string" calcext:value-type="string">
            <text:p>lockPref("extensions.ieview.useWizeShoppy", fals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5"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7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5"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8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5"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mod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5"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9forced");</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5"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mode");</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5"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0forced");</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6]=&quot;&quot;;&quot;?&quot;;IF([.J376]=&quot;&quot;;&quot;新規&quot;;IF([.H376]=[.J376];&quot;&quot;;&quot;○&quot;)))" office:value-type="string" office:string-value="○" calcext:value-type="string">
            <text:p>○</text:p>
          </table:table-cell>
          <table:table-cell office:value-type="string" calcext:value-type="string">
            <text:p>lockPref("extensions.fireie.compatMode", "ie11forcededg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8]=&quot;&quot;;&quot;?&quot;;IF([.J378]=&quot;&quot;;&quot;新規&quot;;IF([.H378]=[.J378];&quot;&quot;;&quot;○&quot;)))">
            <text:p/>
          </table:table-cell>
          <table:table-cell office:value-type="string" calcext:value-type="string">
            <text:p>lockPref("extensions.fireie.showUrlBarLabel", false);</text:p>
            <text:p>lockPref("extensions.fireie.hideUrlBarButton", true);</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80]=&quot;&quot;;&quot;?&quot;;IF([.J380]=&quot;&quot;;&quot;新規&quot;;IF([.H380]=[.J380];&quot;&quot;;&quot;○&quot;)))">
            <text:p/>
          </table:table-cell>
          <table:table-cell office:value-type="string" calcext:value-type="string">
            <text:p>lockPref("extensions.fireie.subscriptions_autoupdate", false);</text:p>
            <text:p>lockPref("extensions.fireie.subscriptions_defaultAdded", false);</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2]=&quot;&quot;;&quot;?&quot;;IF([.J382]=&quot;&quot;;&quot;新規&quot;;IF([.H382]=[.J382];&quot;&quot;;&quot;○&quot;)))">
            <text:p/>
          </table:table-cell>
          <table:table-cell office:value-type="string" calcext:value-type="string">
            <text:p>lockPref("extensions.fireie.autoSwitchOnRuleMiss", "fx");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3]=&quot;&quot;;&quot;?&quot;;IF([.J383]=&quot;&quot;;&quot;新規&quot;;IF([.H383]=[.J383];&quot;&quot;;&quot;○&quot;)))">
            <text:p/>
          </table:table-cell>
          <table:table-cell office:value-type="string" calcext:value-type="string">
            <text:p>lockPref("extensions.fireie.autoSwitchOnRuleMiss", "ie");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4]=&quot;&quot;;&quot;?&quot;;IF([.J384]=&quot;&quot;;&quot;新規&quot;;IF([.H384]=[.J384];&quot;&quot;;&quot;○&quot;)))">
            <text:p/>
          </table:table-cell>
          <table:table-cell office:value-type="string" calcext:value-type="string">
            <text:p>-</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5]=&quot;&quot;;&quot;?&quot;;IF([.J385]=&quot;&quot;;&quot;新規&quot;;IF([.H385]=[.J385];&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3" table:number-rows-repeated="1048190">
          <table:table-cell table:number-columns-repeated="1024"/>
        </table:table-row>
        <table:table-row table:style-name="ro3">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7">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2"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2"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7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69">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日本語版:</text:p>
            <text:p>#menu_devtools_serviceworkers,</text:p>
            <text:p>.subviewbutton[label='Service Worker']</text:p>
            <text:p/>
            <text:p>英語版:</text:p>
            <text:p><text:span text:style-name="T14">#menu_devtools_serviceworkers,</text:span></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79">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53">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80">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81">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82">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20">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8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currency-style style:name="N10138P0" style:volatile="true" number:language="ja" number:country="JP">
      <number:text>$</number:text>
      <number:number number:decimal-places="0" loext:min-decimal-places="0" number:min-integer-digits="1" number:grouping="true"/>
      <number:text> </number:text>
    </number:currency-style>
    <number:currency-style style:name="N10138" number:language="ja" number:country="JP">
      <number:text>($</number:text>
      <number:number number:decimal-places="0" loext:min-decimal-places="0" number:min-integer-digits="1" number:grouping="true"/>
      <number:text>)</number:text>
      <style:map style:condition="value()&gt;=0" style:apply-style-name="N10138P0"/>
    </number:currency-style>
    <number:currency-style style:name="N10139P0" style:volatile="true" number:language="ja" number:country="JP">
      <number:text>$</number:text>
      <number:number number:decimal-places="0" loext:min-decimal-places="0" number:min-integer-digits="1" number:grouping="true"/>
      <number:text> </number:text>
    </number:currency-style>
    <number:currency-style style:name="N10139" number:language="ja" number:country="JP">
      <style:text-properties fo:color="#ff0000"/>
      <number:text>($</number:text>
      <number:number number:decimal-places="0" loext:min-decimal-places="0" number:min-integer-digits="1" number:grouping="true"/>
      <number:text>)</number:text>
      <style:map style:condition="value()&gt;=0" style:apply-style-name="N10139P0"/>
    </number:currency-style>
    <number:currency-style style:name="N10140P0" style:volatile="true" number:language="ja" number:country="JP">
      <number:text>$</number:text>
      <number:number number:decimal-places="2" loext:min-decimal-places="2" number:min-integer-digits="1" number:grouping="true"/>
      <number:text> </number:text>
    </number:currency-style>
    <number:currency-style style:name="N10140" number:language="ja" number:country="JP">
      <number:text>($</number:text>
      <number:number number:decimal-places="2" loext:min-decimal-places="2" number:min-integer-digits="1" number:grouping="true"/>
      <number:text>)</number:text>
      <style:map style:condition="value()&gt;=0" style:apply-style-name="N10140P0"/>
    </number:currency-style>
    <number:currency-style style:name="N10141P0" style:volatile="true" number:language="ja" number:country="JP">
      <number:text>$</number:text>
      <number:number number:decimal-places="2" loext:min-decimal-places="2" number:min-integer-digits="1" number:grouping="true"/>
      <number:text> </number:text>
    </number:currency-style>
    <number:currency-style style:name="N10141" number:language="ja" number:country="JP">
      <style:text-properties fo:color="#ff0000"/>
      <number:text>($</number:text>
      <number:number number:decimal-places="2" loext:min-decimal-places="2" number:min-integer-digits="1" number:grouping="true"/>
      <number:text>)</number:text>
      <style:map style:condition="value()&gt;=0" style:apply-style-name="N10141P0"/>
    </number:currency-style>
    <number:date-style style:name="N10142" number:language="ja" number:country="JP">
      <number:era number:calendar="gengou"/>
      <number:year number:calendar="gengou"/>
      <number:text>.</number:text>
      <number:month number:calendar="gengou"/>
      <number:text>.</number:text>
      <number:day number:calendar="gengou"/>
    </number:date-style>
    <number:date-style style:name="N10143"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44" number:language="ja" number:country="JP">
      <number:month/>
      <number:text>/</number:text>
      <number:day/>
      <number:text>/</number:text>
      <number:year/>
    </number:date-style>
    <number:date-style style:name="N10145" number:language="ja" number:country="JP">
      <number:year number:style="long"/>
      <number:text>年</number:text>
      <number:month/>
      <number:text>月</number:text>
      <number:day/>
      <number:text>日</number:text>
    </number:date-style>
    <number:time-style style:name="N10146" number:language="ja" number:country="JP">
      <number:hours/>
      <number:text>時</number:text>
      <number:minutes number:style="long"/>
      <number:text>分</number:text>
    </number:time-style>
    <number:time-style style:name="N10147" number:language="ja" number:country="JP">
      <number:hours/>
      <number:text>時</number:text>
      <number:minutes number:style="long"/>
      <number:text>分</number:text>
      <number:seconds number:style="long"/>
      <number:text>秒</number:text>
    </number:time-style>
    <number:date-style style:name="N10148" number:language="ja" number:country="JP">
      <number:year number:style="long"/>
      <number:text>年</number:text>
      <number:month/>
      <number:text>月</number:text>
    </number:date-style>
    <number:date-style style:name="N10149" number:language="ja" number:country="JP">
      <number:month/>
      <number:text>月</number:text>
      <number:day/>
      <number:text>日</number:text>
    </number:date-style>
    <number:number-style style:name="N10150P0" style:volatile="true" number:language="ja" number:country="JP">
      <number:text>¥</number:text>
      <number:number number:decimal-places="0" loext:min-decimal-places="0" number:min-integer-digits="1" number:grouping="true"/>
    </number:number-style>
    <number:number-style style:name="N10150" number:language="ja" number:country="JP">
      <number:text>-¥</number:text>
      <number:number number:decimal-places="0" loext:min-decimal-places="0" number:min-integer-digits="1" number:grouping="true"/>
      <style:map style:condition="value()&gt;=0" style:apply-style-name="N10150P0"/>
    </number:number-style>
    <number:number-style style:name="N10151P0" style:volatile="true" number:language="ja" number:country="JP">
      <number:text>¥</number:text>
      <number:number number:decimal-places="0" loext:min-decimal-places="0" number:min-integer-digits="1" number:grouping="true"/>
    </number:number-style>
    <number:number-style style:name="N10151" number:language="ja" number:country="JP">
      <style:text-properties fo:color="#ff0000"/>
      <number:text>-¥</number:text>
      <number:number number:decimal-places="0" loext:min-decimal-places="0" number:min-integer-digits="1" number:grouping="true"/>
      <style:map style:condition="value()&gt;=0" style:apply-style-name="N10151P0"/>
    </number:number-style>
    <number:number-style style:name="N10152P0" style:volatile="true" number:language="ja" number:country="JP">
      <number:text>¥</number:text>
      <number:number number:decimal-places="2" loext:min-decimal-places="2" number:min-integer-digits="1" number:grouping="true"/>
    </number:number-style>
    <number:number-style style:name="N10152" number:language="ja" number:country="JP">
      <number:text>-¥</number:text>
      <number:number number:decimal-places="2" loext:min-decimal-places="2" number:min-integer-digits="1" number:grouping="true"/>
      <style:map style:condition="value()&gt;=0" style:apply-style-name="N10152P0"/>
    </number:number-style>
    <number:number-style style:name="N10153P0" style:volatile="true" number:language="ja" number:country="JP">
      <number:text>¥</number:text>
      <number:number number:decimal-places="2" loext:min-decimal-places="2" number:min-integer-digits="1" number:grouping="true"/>
    </number:number-style>
    <number:number-style style:name="N10153" number:language="ja" number:country="JP">
      <style:text-properties fo:color="#ff0000"/>
      <number:text>-¥</number:text>
      <number:number number:decimal-places="2" loext:min-decimal-places="2" number:min-integer-digits="1" number:grouping="true"/>
      <style:map style:condition="value()&gt;=0" style:apply-style-name="N10153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4:14:41.25033978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08T14:21:46.419661168</dc:date>
    <meta:editing-duration>P7DT11H34M41S</meta:editing-duration>
    <meta:editing-cycles>366</meta:editing-cycles>
    <dc:creator>Yokoyama Masafumi</dc:creator>
    <meta:document-statistic meta:table-count="3" meta:cell-count="5685" meta:object-count="0"/>
  </office:meta>
</office:document-meta>
</file>